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Heading_20_3">
      <style:paragraph-properties>
        <style:tab-stops>
          <style:tab-stop style:position="0.25in"/>
        </style:tab-stops>
      </style:paragraph-properties>
    </style:style>
    <style:style style:name="P2" style:family="paragraph" style:parent-style-name="Heading_20_1">
      <style:paragraph-properties fo:break-before="page"/>
    </style:style>
    <style:style style:name="P3" style:family="paragraph" style:parent-style-name="Text_20_body">
      <style:text-properties style:font-name="Courier New"/>
    </style:style>
    <style:style style:name="P4" style:family="paragraph" style:parent-style-name="Text_20_body">
      <style:paragraph-properties>
        <style:tab-stops>
          <style:tab-stop style:position="0.25in"/>
        </style:tab-stops>
      </style:paragraph-properties>
    </style:style>
    <style:style style:name="P5" style:family="paragraph" style:parent-style-name="Text_20_body">
      <style:text-properties fo:color="#000000"/>
    </style:style>
    <style:style style:name="P6" style:family="paragraph" style:parent-style-name="Text_20_body">
      <style:text-properties fo:color="#000000" fo:font-size="12pt" style:font-name-asian="Monospace" style:font-size-asian="12pt" style:font-name-complex="Monospace" style:font-size-complex="12pt"/>
    </style:style>
    <style:style style:name="P7" style:family="paragraph" style:parent-style-name="Text_20_body">
      <style:text-properties fo:color="#000000" fo:font-size="10pt" style:font-name-asian="Monospace" style:font-size-asian="10pt" style:font-name-complex="Monospace" style:font-size-complex="10pt"/>
    </style:style>
    <style:style style:name="P8" style:family="paragraph" style:parent-style-name="Text_20_body">
      <style:text-properties fo:color="#000000" fo:font-size="10pt" fo:font-weight="normal" style:font-size-asian="10pt" style:font-weight-asian="normal" style:font-size-complex="10pt" style:font-weight-complex="normal"/>
    </style:style>
    <style:style style:name="P9" style:family="paragraph" style:parent-style-name="Text_20_body">
      <style:text-properties fo:color="#000000" style:font-name="Times New Roman" fo:font-size="12pt" style:font-name-asian="Monospace" style:font-size-asian="12pt" style:font-name-complex="Monospace" style:font-size-complex="12pt"/>
    </style:style>
    <style:style style:name="P10"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11" style:family="paragraph" style:parent-style-name="Text_20_body">
      <style:text-properties fo:color="#000000" style:font-name="Times New ROman" fo:font-weight="normal" style:font-weight-asian="normal"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ourier 10 Pitch1" fo:font-size="10pt" style:font-size-asian="10pt" style:font-size-complex="10pt"/>
    </style:style>
    <style:style style:name="P14" style:family="paragraph" style:parent-style-name="Text_20_body">
      <style:text-properties fo:color="#2a00ff"/>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7" style:family="paragraph" style:parent-style-name="Code">
      <style:paragraph-properties fo:margin-left="0in" fo:margin-right="0in" fo:text-indent="0in" style:auto-text-indent="false"/>
    </style:style>
    <style:style style:name="P18" style:family="paragraph" style:parent-style-name="Code">
      <style:paragraph-properties fo:margin-left="0in" fo:margin-right="0in" fo:text-indent="0in" style:auto-text-indent="false"/>
      <style:text-properties fo:color="#000000"/>
    </style:style>
    <style:style style:name="P19" style:family="paragraph" style:parent-style-name="Code_20_2">
      <style:paragraph-properties fo:margin-left="0in" fo:margin-right="0in" fo:text-indent="0in" style:auto-text-indent="false"/>
    </style:style>
    <style:style style:name="P20" style:family="paragraph" style:parent-style-name="Code_20_2">
      <style:paragraph-properties fo:margin-left="0in" fo:margin-right="0in" fo:text-indent="0in" style:auto-text-indent="false"/>
      <style:text-properties style:font-name="Courier 10 Pitch1"/>
    </style:style>
    <style:style style:name="P21"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22" style:family="paragraph" style:parent-style-name="Text_20_body_20_3">
      <style:paragraph-properties fo:margin-left="0in" fo:margin-right="0in" fo:text-indent="0in" style:auto-text-indent="false"/>
    </style:style>
    <style:style style:name="P23" style:family="paragraph" style:parent-style-name="Heading_20_1" style:master-page-name="">
      <style:paragraph-properties style:page-number="auto" fo:break-before="page"/>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de">
      <style:text-properties style:font-name="Courier 10 Pitch1"/>
    </style:style>
    <style:style style:name="P27" style:family="paragraph" style:parent-style-name="Code">
      <style:text-properties fo:font-size="10pt" style:font-size-asian="10pt" style:font-size-complex="10pt"/>
    </style:style>
    <style:style style:name="P28" style:family="paragraph" style:parent-style-name="Code">
      <style:text-properties fo:color="#0000c8" fo:font-weight="bold" style:font-weight-asian="bold" style:font-weight-complex="bold"/>
    </style:style>
    <style:style style:name="P29" style:family="paragraph" style:parent-style-name="Code">
      <style:text-properties fo:color="#0000c8" fo:font-size="10pt" fo:font-weight="bold" style:font-size-asian="10pt" style:font-weight-asian="bold" style:font-size-complex="10pt" style:font-weight-complex="bold"/>
    </style:style>
    <style:style style:name="P30" style:family="paragraph" style:parent-style-name="Code">
      <style:text-properties fo:color="#000000"/>
    </style:style>
    <style:style style:name="P31" style:family="paragraph" style:parent-style-name="Code">
      <style:text-properties fo:color="#000000" fo:font-size="10pt" style:font-name-asian="Monospace" style:font-size-asian="10pt" style:font-name-complex="Monospace" style:font-size-complex="10pt"/>
    </style:style>
    <style:style style:name="P32" style:family="paragraph" style:parent-style-name="Text_20_body_20_indent">
      <style:text-properties fo:font-weight="bold" style:font-weight-asian="bold" style:font-style-complex="italic" style:font-weight-complex="bold"/>
    </style:style>
    <style:style style:name="P33" style:family="paragraph" style:parent-style-name="Text_20_body_20_indent">
      <style:text-properties fo:font-style="italic" fo:font-weight="bold" style:font-style-asian="italic" style:font-weight-asian="bold" style:font-style-complex="italic" style:font-weight-complex="bold"/>
    </style:style>
    <style:style style:name="P34" style:family="paragraph" style:parent-style-name="Text_20_body_20_indent" style:master-page-name="">
      <style:paragraph-properties fo:text-align="start" style:justify-single-word="false" fo:orphans="0" fo:widows="0" fo:hyphenation-ladder-count="no-limit" style:page-number="auto"/>
      <style:text-properties fo:language="en" fo:country="US" fo:font-weight="normal" fo:hyphenate="false" fo:hyphenation-remain-char-count="2" fo:hyphenation-push-char-count="2"/>
    </style:style>
    <style:style style:name="P35" style:family="paragraph" style:parent-style-name="Code_20_2">
      <style:text-properties style:font-name="Courier 10 Pitch1"/>
    </style:style>
    <style:style style:name="P36" style:family="paragraph" style:parent-style-name="Code_20_2">
      <style:text-properties style:font-name="Courier 10 Pitch1" fo:font-size="10pt" style:font-size-asian="10pt" style:font-size-complex="10pt"/>
    </style:style>
    <style:style style:name="P37" style:family="paragraph" style:parent-style-name="Code_20_2">
      <style:text-properties fo:color="#000000"/>
    </style:style>
    <style:style style:name="P38" style:family="paragraph" style:parent-style-name="Code_20_2">
      <style:text-properties fo:color="#000000" style:font-name="Courier 10 Pitch1" fo:font-weight="normal" style:font-weight-asian="normal" style:font-weight-complex="normal"/>
    </style:style>
    <style:style style:name="P39" style:family="paragraph" style:parent-style-name="Code_20_2">
      <style:text-properties fo:color="#000000" style:font-name="Courier 10 Pitch1" style:font-name-asian="Monospace" style:font-name-complex="Monospace"/>
    </style:style>
    <style:style style:name="P40"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41" style:family="paragraph" style:parent-style-name="Code_20_2">
      <style:text-properties fo:color="#000000" style:font-name="Courier 10 Pitch1" fo:font-size="10pt" style:font-name-asian="Monospace" style:font-size-asian="10pt" style:font-name-complex="Monospace" style:font-size-complex="10pt"/>
    </style:style>
    <style:style style:name="P42" style:family="paragraph" style:parent-style-name="Code_20_2">
      <style:text-properties fo:color="#000000" style:font-name="Courier 10 Pitch1" fo:font-weight="bold" style:font-weight-asian="bold" style:font-weight-complex="bold"/>
    </style:style>
    <style:style style:name="P43" style:family="paragraph" style:parent-style-name="Code_20_2">
      <style:text-properties fo:color="#000000" style:font-name="Times New Roman" fo:font-size="12pt" style:font-name-asian="Monospace" style:font-size-asian="12pt" style:font-name-complex="Monospace" style:font-size-complex="12pt"/>
    </style:style>
    <style:style style:name="P44" style:family="paragraph" style:parent-style-name="Code_20_2">
      <style:text-properties fo:color="#0000c8" fo:font-weight="bold" style:font-weight-asian="bold" style:font-weight-complex="bold"/>
    </style:style>
    <style:style style:name="P45" style:family="paragraph" style:parent-style-name="Code_20_2">
      <style:text-properties fo:color="#0000c8" fo:font-size="10pt" fo:font-weight="bold" style:font-size-asian="10pt" style:font-weight-asian="bold" style:font-size-complex="10pt" style:font-weight-complex="bold"/>
    </style:style>
    <style:style style:name="P46" style:family="paragraph" style:parent-style-name="Code_20_2">
      <style:text-properties fo:color="#c86400" fo:font-weight="bold" style:font-weight-asian="bold" style:font-weight-complex="bold"/>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Contents_20_4">
      <style:paragraph-properties>
        <style:tab-stops>
          <style:tab-stop style:position="6.1035in" style:type="right" style:leader-style="dotted" style:leader-text="."/>
        </style:tab-stops>
      </style:paragraph-properties>
    </style:style>
    <style:style style:name="P49" style:family="paragraph" style:parent-style-name="Heading_20_4">
      <style:text-properties fo:color="#000000"/>
    </style:style>
    <style:style style:name="P50" style:family="paragraph" style:parent-style-name="Text_20_body_20_2">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P51" style:family="paragraph" style:parent-style-name="Heading" style:master-page-name="First_20_Page">
      <style:paragraph-properties fo:margin-left="0in" fo:margin-right="0in" fo:text-indent="0in" style:auto-text-indent="false" style:page-number="auto"/>
    </style:style>
    <style:style style:name="P52" style:family="paragraph" style:parent-style-name="Text_20_body" style:list-style-name="L1">
      <style:paragraph-properties fo:margin-left="0in" fo:margin-right="0in" fo:text-indent="0in" style:auto-text-indent="false"/>
    </style:style>
    <style:style style:name="P53" style:family="paragraph" style:parent-style-name="Text_20_body" style:list-style-name="L1">
      <style:paragraph-properties fo:margin-left="0in" fo:margin-right="0in" fo:text-indent="0in" style:auto-text-indent="false"/>
    </style:style>
    <style:style style:name="P54" style:family="paragraph" style:parent-style-name="Text_20_body" style:list-style-name="L1">
      <style:paragraph-properties fo:margin-left="0in" fo:margin-right="0in" fo:text-indent="0in" style:auto-text-indent="false"/>
    </style:style>
    <style:style style:name="P55" style:family="paragraph" style:parent-style-name="Text_20_body" style:list-style-name="L1">
      <style:paragraph-properties fo:margin-left="0in" fo:margin-right="0in" fo:text-indent="0in" style:auto-text-indent="false"/>
    </style:style>
    <style:style style:name="P56" style:family="paragraph" style:parent-style-name="Text_20_body" style:list-style-name="L1">
      <style:paragraph-properties fo:margin-left="0in" fo:margin-right="0in" fo:text-indent="0in" style:auto-text-indent="false"/>
    </style:style>
    <style:style style:name="P57" style:family="paragraph" style:parent-style-name="Text_20_body" style:list-style-name="WW8Num8">
      <style:paragraph-properties fo:margin-left="0in" fo:margin-right="0in" fo:text-indent="0in" style:auto-text-indent="false"/>
    </style:style>
    <style:style style:name="P58" style:family="paragraph" style:parent-style-name="Text_20_body" style:list-style-name="WW8Num8">
      <style:paragraph-properties fo:margin-left="0in" fo:margin-right="0in" fo:text-indent="0in" style:auto-text-indent="false"/>
    </style:style>
    <style:style style:name="P59" style:family="paragraph" style:parent-style-name="Text_20_body" style:list-style-name="WW8Num8">
      <style:paragraph-properties fo:margin-left="0in" fo:margin-right="0in" fo:text-indent="0in" style:auto-text-indent="false"/>
    </style:style>
    <style:style style:name="P60" style:family="paragraph" style:parent-style-name="Text_20_body" style:list-style-name="WW8Num8">
      <style:paragraph-properties fo:margin-left="0in" fo:margin-right="0in" fo:text-indent="0in" style:auto-text-indent="false"/>
    </style:style>
    <style:style style:name="P61" style:family="paragraph" style:parent-style-name="Text_20_body" style:list-style-name="WW8Num5">
      <style:paragraph-properties fo:margin-left="0in" fo:margin-right="0in" fo:text-indent="0in" style:auto-text-indent="false"/>
    </style:style>
    <style:style style:name="P62" style:family="paragraph" style:parent-style-name="Text_20_body" style:list-style-name="WW8Num5">
      <style:paragraph-properties fo:margin-left="0in" fo:margin-right="0in" fo:text-indent="0in" style:auto-text-indent="false"/>
    </style:style>
    <style:style style:name="P63" style:family="paragraph" style:parent-style-name="Text_20_body" style:list-style-name="WW8Num5">
      <style:paragraph-properties fo:margin-left="0in" fo:margin-right="0in" fo:text-indent="0in" style:auto-text-indent="false"/>
    </style:style>
    <style:style style:name="P64" style:family="paragraph" style:parent-style-name="Text_20_body" style:list-style-name="WW8Num5">
      <style:paragraph-properties fo:margin-left="0in" fo:margin-right="0in" fo:text-indent="0in" style:auto-text-indent="false"/>
    </style:style>
    <style:style style:name="P65" style:family="paragraph" style:parent-style-name="Text_20_body" style:list-style-name="WW8Num5">
      <style:paragraph-properties fo:margin-left="0in" fo:margin-right="0in" fo:text-indent="0in" style:auto-text-indent="false"/>
    </style:style>
    <style:style style:name="P66" style:family="paragraph" style:parent-style-name="Text_20_body_20_1" style:list-style-name="WW8Num9"/>
    <style:style style:name="P67" style:family="paragraph" style:parent-style-name="Text_20_body_20_1" style:list-style-name="WW8Num9"/>
    <style:style style:name="P68" style:family="paragraph" style:parent-style-name="Text_20_body_20_1" style:list-style-name="WW8Num9"/>
    <style:style style:name="P69" style:family="paragraph" style:parent-style-name="Text_20_body_20_1" style:list-style-name="WW8Num9"/>
    <style:style style:name="P70" style:family="paragraph" style:parent-style-name="Text_20_body_20_1" style:list-style-name="WW8Num8"/>
    <style:style style:name="P71" style:family="paragraph" style:parent-style-name="Text_20_body_20_1" style:list-style-name="WW8Num12"/>
    <style:style style:name="P72" style:family="paragraph" style:parent-style-name="Text_20_body_20_1" style:list-style-name="WW8Num12"/>
    <style:style style:name="P73" style:family="paragraph" style:parent-style-name="Text_20_body_20_1" style:list-style-name="WW8Num12"/>
    <style:style style:name="P74" style:family="paragraph" style:parent-style-name="Text_20_body_20_1" style:list-style-name="WW8Num12"/>
    <style:style style:name="P75" style:family="paragraph" style:parent-style-name="Text_20_body_20_1" style:list-style-name="WW8Num12"/>
    <style:style style:name="P76" style:family="paragraph" style:parent-style-name="Cover_20_Title" style:master-page-name="First_20_Page">
      <style:paragraph-properties style:page-number="auto"/>
    </style:style>
    <style:style style:name="P77" style:family="paragraph" style:parent-style-name="Standard" style:list-style-name="WW8Num7">
      <style:paragraph-properties fo:margin-left="0in" fo:margin-right="0in" fo:text-indent="0in" style:auto-text-indent="false"/>
    </style:style>
    <style:style style:name="P78" style:family="paragraph" style:parent-style-name="Standard" style:list-style-name="WW8Num7">
      <style:paragraph-properties fo:margin-left="0in" fo:margin-right="0in" fo:text-indent="0in" style:auto-text-indent="false"/>
    </style:style>
    <style:style style:name="P79" style:family="paragraph" style:parent-style-name="Standard" style:list-style-name="WW8Num7">
      <style:paragraph-properties fo:margin-left="0in" fo:margin-right="0in" fo:text-indent="0in" style:auto-text-indent="false"/>
    </style:style>
    <style:style style:name="P80" style:family="paragraph" style:parent-style-name="Standard" style:list-style-name="WW8Num7">
      <style:paragraph-properties fo:margin-left="0in" fo:margin-right="0in" fo:text-indent="0in" style:auto-text-indent="false"/>
    </style:style>
    <style:style style:name="P81" style:family="paragraph" style:parent-style-name="Standard" style:list-style-name="WW8Num7">
      <style:paragraph-properties fo:margin-left="0in" fo:margin-right="0in" fo:text-indent="0in" style:auto-text-indent="false"/>
    </style:style>
    <style:style style:name="P82" style:family="paragraph" style:parent-style-name="Standard" style:list-style-name="WW8Num8">
      <style:paragraph-properties fo:margin-left="0in" fo:margin-right="0in" fo:text-indent="0in" style:auto-text-indent="false"/>
    </style:style>
    <style:style style:name="P83" style:family="paragraph" style:parent-style-name="Standard" style:list-style-name="WW8Num8">
      <style:paragraph-properties fo:margin-left="0in" fo:margin-right="0in" fo:text-indent="0in" style:auto-text-indent="false"/>
    </style:style>
    <style:style style:name="P84" style:family="paragraph" style:parent-style-name="Standard" style:list-style-name="WW8Num10">
      <style:paragraph-properties fo:margin-left="0in" fo:margin-right="0in" fo:text-indent="0in" style:auto-text-indent="false"/>
    </style:style>
    <style:style style:name="P85" style:family="paragraph" style:parent-style-name="Standard" style:list-style-name="WW8Num10">
      <style:paragraph-properties fo:margin-left="0in" fo:margin-right="0in" fo:text-indent="0in" style:auto-text-indent="false"/>
    </style:style>
    <style:style style:name="P86" style:family="paragraph" style:parent-style-name="Standard" style:list-style-name="WW8Num10">
      <style:paragraph-properties fo:margin-left="0in" fo:margin-right="0in" fo:text-indent="0in" style:auto-text-indent="false"/>
    </style:style>
    <style:style style:name="P87" style:family="paragraph" style:parent-style-name="Standard" style:list-style-name="WW8Num6">
      <style:paragraph-properties fo:margin-left="0in" fo:margin-right="0in" fo:text-indent="0in" style:auto-text-indent="false"/>
    </style:style>
    <style:style style:name="P88" style:family="paragraph" style:parent-style-name="Standard" style:list-style-name="WW8Num6">
      <style:paragraph-properties fo:margin-left="0in" fo:margin-right="0in" fo:text-indent="0in" style:auto-text-indent="false"/>
    </style:style>
    <style:style style:name="P89" style:family="paragraph" style:parent-style-name="Standard" style:list-style-name="WW8Num6">
      <style:paragraph-properties fo:margin-left="0in" fo:margin-right="0in" fo:text-indent="0in" style:auto-text-indent="false"/>
    </style:style>
    <style:style style:name="P90" style:family="paragraph" style:parent-style-name="Standard" style:list-style-name="WW8Num6">
      <style:paragraph-properties fo:margin-left="0in" fo:margin-right="0in" fo:text-indent="0in" style:auto-text-indent="false"/>
    </style:style>
    <style:style style:name="P91" style:family="paragraph" style:parent-style-name="Standard" style:list-style-name="L2">
      <style:paragraph-properties fo:margin-left="1in" fo:margin-right="0in" fo:text-indent="0in" style:auto-text-indent="false"/>
    </style:style>
    <style:style style:name="P92" style:family="paragraph" style:parent-style-name="Standard" style:list-style-name="L2">
      <style:paragraph-properties fo:margin-left="1in" fo:margin-right="0in" fo:text-indent="0in" style:auto-text-indent="false"/>
    </style:style>
    <style:style style:name="P93" style:family="paragraph" style:parent-style-name="Standard" style:list-style-name="L2">
      <style:paragraph-properties fo:margin-left="1in" fo:margin-right="0in" fo:text-indent="0in" style:auto-text-indent="false"/>
    </style:style>
    <style:style style:name="P94" style:family="paragraph" style:parent-style-name="Standard" style:list-style-name="L2">
      <style:paragraph-properties fo:margin-left="1in" fo:margin-right="0in" fo:text-indent="0in" style:auto-text-indent="false"/>
    </style:style>
    <style:style style:name="P95" style:family="paragraph" style:parent-style-name="Standard" style:list-style-name="L2">
      <style:paragraph-properties fo:margin-left="1in" fo:margin-right="0in" fo:text-indent="0in" style:auto-text-indent="false"/>
    </style:style>
    <style:style style:name="P96" style:family="paragraph" style:parent-style-name="Standard" style:list-style-name="L2">
      <style:paragraph-properties fo:margin-left="1in" fo:margin-right="0in" fo:text-indent="0in" style:auto-text-indent="false"/>
    </style:style>
    <style:style style:name="T1" style:family="text">
      <style:text-properties style:font-name="Courier New"/>
    </style:style>
    <style:style style:name="T2" style:family="text">
      <style:text-properties style:font-name="Arial1" style:font-name-complex="Arial1"/>
    </style:style>
    <style:style style:name="T3" style:family="text">
      <style:text-properties style:font-name="Times New Roman"/>
    </style:style>
    <style:style style:name="T4" style:family="text">
      <style:text-properties fo:color="#000000"/>
    </style:style>
    <style:style style:name="T5" style:family="text">
      <style:text-properties fo:color="#000000" style:font-name="Times New Roman" fo:font-size="12pt" style:font-name-asian="Monospace" style:font-size-asian="12pt" style:font-name-complex="Monospace" style:font-size-complex="12pt"/>
    </style:style>
    <style:style style:name="T6" style:family="text">
      <style:text-properties fo:color="#000000" style:font-name="Times New Roman" fo:font-weight="normal" style:font-weight-asian="normal" style:font-weight-complex="normal"/>
    </style:style>
    <style:style style:name="T7" style:family="text">
      <style:text-properties fo:color="#000000" style:font-name="Courier 10 Pitch1"/>
    </style:style>
    <style:style style:name="T8" style:family="text">
      <style:text-properties fo:color="#000000" style:font-name="Courier 10 Pitch1" fo:font-weight="normal" style:font-weight-asian="normal" style:font-weight-complex="normal"/>
    </style:style>
    <style:style style:name="T9" style:family="text">
      <style:text-properties fo:color="#000000" style:font-name="Courier 10 Pitch1" fo:font-size="10pt" fo:font-weight="normal" style:font-size-asian="10pt" style:font-weight-asian="normal" style:font-size-complex="10pt" style:font-weight-complex="normal"/>
    </style:style>
    <style:style style:name="T10" style:family="text">
      <style:text-properties fo:color="#000000" style:font-name="Courier 10 Pitch1" fo:font-size="10pt" style:font-size-asian="10pt" style:font-size-complex="10pt"/>
    </style:style>
    <style:style style:name="T11" style:family="text">
      <style:text-properties fo:color="#000000" style:font-name="Courier 10 Pitch1" fo:font-size="10pt" style:font-name-asian="Monospace" style:font-size-asian="10pt" style:font-name-complex="Monospace" style:font-size-complex="10pt"/>
    </style:style>
    <style:style style:name="T12" style:family="text">
      <style:text-properties fo:color="#000000" fo:font-weight="normal" style:font-weight-asian="normal" style:font-weight-complex="normal"/>
    </style:style>
    <style:style style:name="T13" style:family="text">
      <style:text-properties fo:color="#000000" fo:font-weight="normal" style:font-name-asian="Monospace" style:font-weight-asian="normal" style:font-name-complex="Monospace" style:font-weight-complex="normal"/>
    </style:style>
    <style:style style:name="T14" style:family="text">
      <style:text-properties fo:color="#000000" style:font-name="Times New ROman" fo:font-weight="normal" style:font-weight-asian="normal" style:font-weight-complex="normal"/>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style:font-name-asian="Monospace" style:font-name-complex="Monospace"/>
    </style:style>
    <style:style style:name="T17" style:family="text">
      <style:text-properties fo:color="#000000" fo:font-weight="bold" style:font-weight-asian="bold"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Times2" fo:font-size="12pt" style:font-name-asian="Monospace" style:font-size-asian="12pt" style:font-name-complex="Monospace" style:font-size-complex="12pt"/>
    </style:style>
    <style:style style:name="T20" style:family="text">
      <style:text-properties fo:color="#000000" style:font-name="Times2" fo:font-size="12pt" style:font-name-asian="Monospace" style:font-size-asian="10.5pt" style:font-name-complex="Monospace" style:font-size-complex="12pt"/>
    </style:style>
    <style:style style:name="T21"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2"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3" style:family="text">
      <style:text-properties style:font-name="Courier New1"/>
    </style:style>
    <style:style style:name="T24" style:family="text">
      <style:text-properties style:font-name="StarSymbol1" style:font-name-asian="StarSymbol1" style:font-name-complex="StarSymbol1"/>
    </style:style>
    <style:style style:name="T25" style:family="text">
      <style:text-properties fo:color="#0000c8" fo:font-weight="bold" style:font-weight-asian="bold" style:font-weight-complex="bold"/>
    </style:style>
    <style:style style:name="T26" style:family="text">
      <style:text-properties fo:color="#0000c8" fo:font-weight="bold" style:font-name-asian="Monospace" style:font-weight-asian="bold" style:font-name-complex="Monospace" style:font-weight-complex="bold"/>
    </style:style>
    <style:style style:name="T27" style:family="text">
      <style:text-properties fo:color="#0000c8" fo:font-size="10pt" fo:font-weight="bold" style:font-name-asian="Monospace" style:font-size-asian="10pt" style:font-weight-asian="bold" style:font-name-complex="Monospace" style:font-size-complex="10pt" style:font-weight-complex="bold"/>
    </style:style>
    <style:style style:name="T28" style:family="text">
      <style:text-properties fo:color="#0000c8" fo:font-size="10pt" fo:font-weight="bold" style:font-size-asian="10pt" style:font-weight-asian="bold" style:font-size-complex="10pt" style:font-weight-complex="bold"/>
    </style:style>
    <style:style style:name="T29" style:family="text">
      <style:text-properties fo:color="#0000c8" style:font-name="Courier 10 Pitch1" fo:font-weight="bold" style:font-weight-asian="bold" style:font-weight-complex="bold"/>
    </style:style>
    <style:style style:name="T30" style:family="text">
      <style:text-properties fo:color="#0000c8" style:font-name="Courier 10 Pitch1" fo:font-size="10pt" fo:font-weight="bold" style:font-size-asian="10pt" style:font-weight-asian="bold" style:font-size-complex="10pt" style:font-weight-complex="bold"/>
    </style:style>
    <style:style style:name="T31"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2" style:family="text">
      <style:text-properties fo:color="#0000c8" style:font-name="Times New Roman" fo:font-size="10pt" fo:font-weight="bold" style:font-size-asian="10pt" style:font-weight-asian="bold" style:font-size-complex="10pt" style:font-weight-complex="bold"/>
    </style:style>
    <style:style style:name="T33" style:family="text">
      <style:text-properties fo:color="#0064c8"/>
    </style:style>
    <style:style style:name="T34" style:family="text">
      <style:text-properties fo:color="#0064c8" fo:font-size="10pt" style:font-name-asian="Monospace" style:font-size-asian="10pt" style:font-name-complex="Monospace" style:font-size-complex="10pt"/>
    </style:style>
    <style:style style:name="T35" style:family="text">
      <style:text-properties fo:color="#0064c8" fo:font-size="10pt" fo:font-weight="bold" style:font-name-asian="Monospace" style:font-size-asian="10pt" style:font-weight-asian="bold" style:font-name-complex="Monospace" style:font-size-complex="10pt" style:font-weight-complex="bold"/>
    </style:style>
    <style:style style:name="T36" style:family="text">
      <style:text-properties fo:color="#008000"/>
    </style:style>
    <style:style style:name="T37" style:family="text">
      <style:text-properties fo:color="#008000" fo:font-size="10pt" style:font-name-asian="Monospace" style:font-size-asian="10pt" style:font-name-complex="Monospace" style:font-size-complex="10pt"/>
    </style:style>
    <style:style style:name="T38" style:family="text">
      <style:text-properties fo:color="#008000" style:font-name-asian="Monospace" style:font-name-complex="Monospace"/>
    </style:style>
    <style:style style:name="T39" style:family="text">
      <style:text-properties fo:color="#008000" style:font-name="Times New Roman" fo:font-size="10pt" style:font-name-asian="Monospace" style:font-size-asian="10pt" style:font-name-complex="Monospace" style:font-size-complex="10pt"/>
    </style:style>
    <style:style style:name="T40"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41" style:family="text">
      <style:text-properties fo:color="#c86400" fo:font-weight="bold" style:font-weight-asian="bold" style:font-weight-complex="bold"/>
    </style:style>
    <style:style style:name="T42" style:family="text">
      <style:text-properties style:font-name="Courier 10 Pitch1"/>
    </style:style>
    <style:style style:name="T43" style:family="text">
      <style:text-properties style:font-name="Courier 10 Pitch1" fo:font-size="10pt" style:font-size-asian="10pt" style:font-size-complex="10pt"/>
    </style:style>
    <style:style style:name="T44" style:family="text">
      <style:text-properties style:font-name="Courier 10 Pitch1" fo:font-size="10pt" style:font-size-asian="10pt" style:font-name-complex="Courier New"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083in" text:min-label-width="0.25in"/>
        <style:text-properties fo:font-family="StarSymbol"/>
      </text:list-level-style-bullet>
      <text:list-level-style-bullet text:level="2" text:style-name="Bullet_20_Symbols" style:num-suffix="." text:bullet-char="○">
        <style:list-level-properties text:space-before="0.2917in" text:min-label-width="0.25in"/>
        <style:text-properties fo:font-family="StarSymbol"/>
      </text:list-level-style-bullet>
      <text:list-level-style-bullet text:level="3" text:style-name="Bullet_20_Symbols" style:num-suffix="." text:bullet-char="■">
        <style:list-level-properties text:space-before="0.7917in" text:min-label-width="0.25in"/>
        <style:text-properties fo:font-family="StarSymbol"/>
      </text:list-level-style-bullet>
      <text:list-level-style-bullet text:level="4" text:style-name="Bullet_20_Symbols" style:num-suffix="." text:bullet-char="●">
        <style:list-level-properties text:space-before="1.2917in" text:min-label-width="0.25in"/>
        <style:text-properties fo:font-family="StarSymbol"/>
      </text:list-level-style-bullet>
      <text:list-level-style-bullet text:level="5" text:style-name="Bullet_20_Symbols" style:num-suffix="." text:bullet-char="○">
        <style:list-level-properties text:space-before="1.7917in" text:min-label-width="0.25in"/>
        <style:text-properties fo:font-family="StarSymbol"/>
      </text:list-level-style-bullet>
      <text:list-level-style-bullet text:level="6" text:style-name="Bullet_20_Symbols" style:num-suffix="." text:bullet-char="■">
        <style:list-level-properties text:space-before="2.2917in" text:min-label-width="0.25in"/>
        <style:text-properties fo:font-family="StarSymbol"/>
      </text:list-level-style-bullet>
      <text:list-level-style-bullet text:level="7" text:style-name="Bullet_20_Symbols" style:num-suffix="." text:bullet-char="●">
        <style:list-level-properties text:space-before="2.7917in" text:min-label-width="0.25in"/>
        <style:text-properties fo:font-family="StarSymbol"/>
      </text:list-level-style-bullet>
      <text:list-level-style-bullet text:level="8" text:style-name="Bullet_20_Symbols" style:num-suffix="." text:bullet-char="○">
        <style:list-level-properties text:space-before="3.2917in" text:min-label-width="0.25in"/>
        <style:text-properties fo:font-family="StarSymbol"/>
      </text:list-level-style-bullet>
      <text:list-level-style-bullet text:level="9" text:style-name="Bullet_20_Symbols" style:num-suffix="." text:bullet-char="■">
        <style:list-level-properties text:space-before="3.7917in" text:min-label-width="0.25in"/>
        <style:text-properties fo:font-family="StarSymbol"/>
      </text:list-level-style-bullet>
      <text:list-level-style-bullet text:level="10" text:style-name="Bullet_20_Symbols" style:num-suffix="." text:bullet-char="●">
        <style:list-level-properties text:space-before="4.2917in" text:min-label-width="0.25in"/>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Cover_20_Title">Zimbra Administration Console 5.0 Framework Guide</text:p>
      <text:p text:style-name="Text_20_body_20_indent"/>
      <text:p text:style-name="Cover_20_Title"/>
      <text:p text:style-name="Caption"/>
      <text:p text:style-name="Text_20_body_20_1"/>
      <text:p text:style-name="Text_20_body_20_1"/>
      <text:p text:style-name="Text_20_body_20_1"/>
      <text:p text:style-name="P51">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 <text:tab/>3</text:p>
          <text:p text:style-name="P25">2 The Web Interface – Overview<text:tab/>4</text:p>
          <text:p text:style-name="P25">3 Admin Console UI Framework Guide<text:tab/>4</text:p>
          <text:p text:style-name="P24">3.1 Zimbra XForms Framework<text:tab/>4</text:p>
          <text:p text:style-name="P24">3.2 Models<text:tab/>5</text:p>
          <text:p text:style-name="P47">3.2.1 ZaItem.initMethods<text:tab/>6</text:p>
          <text:p text:style-name="P47">3.2.2ZaItem.loadMethods<text:tab/>7</text:p>
          <text:p text:style-name="P47">3.2.3ZaItem.createMethods<text:tab/>8</text:p>
          <text:p text:style-name="P47">3.2.4ZaItem.modifyMethods<text:tab/>9</text:p>
          <text:p text:style-name="P47">3.2.5ZaItem.removeMethods<text:tab/>9</text:p>
          <text:p text:style-name="P47">3.2.6myXModel<text:tab/>9</text:p>
          <text:p text:style-name="P47">3.2.7Communicating with a server via SOAP/JSON<text:tab/>10</text:p>
          <text:p text:style-name="P24">3.3Views<text:tab/>10</text:p>
          <text:p text:style-name="P47">3.3.1Navigation panel (aka Overview Panel)<text:tab/>10</text:p>
          <text:p text:style-name="P47">3.3.2List views<text:tab/>10</text:p>
          <text:p text:style-name="P47">3.3.3Form views<text:tab/>11</text:p>
          <text:p text:style-name="P48">3.3.3.1ZaTabView.XFormModifiers<text:tab/>15</text:p>
          <text:p text:style-name="P48">3.3.3.2ZaTabView.getMyXForm vs. ZaItem.myXModel<text:tab/>16</text:p>
          <text:p text:style-name="P24">3.4Controllers<text:tab/>16</text:p>
          <text:p text:style-name="P47">3.4.1ZaController.initToolbarMethods<text:tab/>16</text:p>
          <text:p text:style-name="P47">3.4.2ZaController.initPopupMenuMethods<text:tab/>17</text:p>
          <text:p text:style-name="P47">3.4.3_createUI method<text:tab/>17</text:p>
          <text:p text:style-name="P47">3.4.4show method<text:tab/>19</text:p>
          <text:p text:style-name="P47">3.4.5Handling exceptions<text:tab/>21</text:p>
          <text:p text:style-name="P47">3.4.6List view controllers<text:tab/>21</text:p>
          <text:p text:style-name="P47">3.4.7Form view controllers<text:tab/>22</text:p>
          <text:p text:style-name="P47">3.4.8Main application controller<text:tab/>22</text:p>
          <text:p text:style-name="P47">3.4.9Overview panel controller<text:tab/>22</text:p>
          <text:p text:style-name="P24">3.5Message dialogs<text:tab/>22</text:p>
          <text:p text:style-name="P24">3.6XForm Dialogs<text:tab/>22</text:p>
          <text:p text:style-name="P24">3.7Wizard Dialogs<text:tab/>22</text:p>
          <text:p text:style-name="P25">4Application Skins<text:tab/>22</text:p>
          <text:p text:style-name="P25">5Extensions for Zimbra Administration Console<text:tab/>23</text:p>
          <text:p text:style-name="P24">5.1What is an extension for Zimbra administration console<text:tab/>23</text:p>
          <text:p text:style-name="P24">5.2Understanding the components of an extension<text:tab/>23</text:p>
          <text:p text:style-name="P24">5.3Creating content of an extension<text:tab/>23</text:p>
          <text:p text:style-name="P47">5.3.1Adding a list view<text:tab/>24</text:p>
          <text:p text:style-name="P48">5.3.1.1Creating a list view class<text:tab/>24</text:p>
          <text:p text:style-name="P48">5.3.1.2Constructing the view object<text:tab/>26</text:p>
          <text:p text:style-name="P48">5.3.1.3Setting the title of the list view<text:tab/>26</text:p>
          <text:p text:style-name="P48">5.3.1.4Rendering list items<text:tab/>27</text:p>
          <text:p text:style-name="P48">5.3.1.5Creating a list view controller class<text:tab/>27</text:p>
          <text:p text:style-name="P48">5.3.1.6Constructing a list view controller object<text:tab/>29</text:p>
          <text:p text:style-name="P48">5.3.1.7Creating contents of a list view<text:tab/>29</text:p>
          <text:p text:style-name="P48">5.3.1.8Showing the list view<text:tab/>29</text:p>
          <text:p text:style-name="P48">5.3.1.9Defining a tool bar for a list view<text:tab/>29</text:p>
          <text:p text:style-name="P47">5.3.2Adding A Node to The Navigation Panel<text:tab/>30</text:p>
          <text:p text:style-name="P47">5.3.3Adding a new tab to an existing form view<text:tab/>31</text:p>
          <text:p text:style-name="P47">5.3.4Adding a Form View<text:tab/>33</text:p>
          <text:p text:style-name="P48">5.3.4.1Creating a form view class<text:tab/>33</text:p>
          <text:p text:style-name="P48">5.3.4.2Constructing a form view object<text:tab/>36</text:p>
          <text:p text:style-name="P48"><text:soft-page-break/>5.3.4.3Passing data to the form<text:tab/>37</text:p>
          <text:p text:style-name="P47">5.3.5Adding a Form View<text:tab/>37</text:p>
        </text:index-body>
      </text:table-of-content>
      <text:p text:style-name="Text_20_body"/>
      <text:list text:style-name="Outline">
        <text:list-item>
          <text:h text:style-name="P23" text:outline-level="1"><text:s/>Introduction </text:h>
        </text:list-item>
      </text:list>
      <text:p text:style-name="Text_20_body_20_1">TBD</text:p>
      <text:list text:style-name="Outline" text:continue-numbering="true">
        <text:list-item>
          <text:h text:style-name="P2" text:outline-level="1"><text:s/>The Web Interface – Overview</text:h>
        </text:list-item>
      </text:list>
      <text:p text:style-name="P34">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Text_20_body_20_indent">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text:p>
      <text:p text:style-name="Text_20_body_20_indent">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text:p>
      <text:p text:style-name="Text_20_body_20_indent">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list text:style-name="Outline" text:continue-numbering="true">
        <text:list-item>
          <text:h text:style-name="Heading_20_1" text:outline-level="1"><text:s/>UI Framework Guide</text:h>
        </text:list-item>
      </text:list>
      <text:p text:style-name="Text_20_body_20_indent">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list text:style-name="Outline" text:continue-numbering="true">
        <text:list-item>
          <text:list text:continue-numbering="true">
            <text:list-item>
              <text:h text:style-name="Heading_20_2" text:outline-level="2"><text:s/>Zimbra XForms Framework</text:h>
            </text:list-item>
          </text:list>
        </text:list-item>
      </text:list>
      <text:p text:style-name="Text_20_body_20_indent">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list text:style-name="Outline" text:continue-numbering="true">
        <text:list-item>
          <text:list text:continue-numbering="true">
            <text:list-item>
              <text:h text:style-name="Heading_20_2" text:outline-level="2"><text:soft-page-break/><text:s/>Models</text:h>
            </text:list-item>
          </text:list>
        </text:list-item>
      </text:list>
      <text:p text:style-name="Text_20_body_20_indent">Models are classes that encapsulate data instances in the user interface. Some examples of the Model classes are:</text:p>
      <text:p text:style-name="Text_20_body_20_indent">accounts/model/ZaAccount.js</text:p>
      <text:p text:style-name="Text_20_body_20_indent">cos/model/ZaCos.js</text:p>
      <text:p text:style-name="Text_20_body_20_indent">domains/model/ZaDomain.js</text:p>
      <text:p text:style-name="Text_20_body_20_indent">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Text_20_body">Code example</text:p>
      <text:p text:style-name="Code_20_2">ZaItem.MY_TEST_CLASS =”MyTestClass”; // declare a string constant for referencing this class’ name</text:p>
      <text:p text:style-name="Code"/>
      <text:p text:style-name="Code_20_2">/**</text:p>
      <text:p text:style-name="Code_20_2"><text:span text:style-name="T24">*</text:span>Create a constructor function with one argument</text:p>
      <text:p text:style-name="Code_20_2"><text:span text:style-name="T24">*</text:span>@param app – reference to an instance of the main application controller.</text:p>
      <text:p text:style-name="Code_20_2">**/</text:p>
      <text:p text:style-name="Code_20_2"><text:span text:style-name="T25">function</text:span> MyTestClass(app) {</text:p>
      <text:p text:style-name="Code_20_2"><text:s text:c="2"/>//required statements</text:p>
      <text:p text:style-name="Code_20_2"><text:s text:c="2"/>if (arguments.length == 0) <text:span text:style-name="T25">return</text:span>; //precaution</text:p>
      <text:p text:style-name="Code_20_2">/* call ZaItem constructor function with one additional argument and pass “this” as the context of the function call */</text:p>
      <text:p text:style-name="Code_20_2"><text:s text:c="2"/>ZaItem.call(<text:span text:style-name="T28">this</text:span>, app,”MyTestClass”); </text:p>
      <text:p text:style-name="Code_20_2"/>
      <text:p text:style-name="Code_20_2"><text:span text:style-name="T28"><text:s text:c="2"/>this</text:span>.type = ZaItem.MY_TEST_CLASS; //set this object’s type</text:p>
      <text:p text:style-name="Code_20_2"/>
      <text:p text:style-name="Code_20_2"><text:s text:c="2"/>//optional statements</text:p>
      <text:p text:style-name="Code_20_2"><text:span text:style-name="T28"><text:s text:c="2"/>this</text:span>.attrs = []; //declare an container for this object’s attributes</text:p>
      <text:p text:style-name="Code_20_2"><text:span text:style-name="T28"><text:s text:c="2"/>this</text:span>._init(app); //call initialization methods</text:p>
      <text:p text:style-name="Code_20_2">}</text:p>
      <text:p text:style-name="Code_20_2">/* prototype-style declaration of inheritance */</text:p>
      <text:p text:style-name="Code_20_2">MyTestClass<text:span text:style-name="T4">.</text:span><text:span text:style-name="T25">prototype</text:span> = <text:span text:style-name="T27">new </text:span>ZaItem; </text:p>
      <text:p text:style-name="Code_20_2">MyTestClass<text:span text:style-name="T4">.</text:span><text:span text:style-name="T25">prototype</text:span>.constructor = MyTestClass; </text:p>
      <text:p text:style-name="Text_20_body"/>
      <text:p text:style-name="Text_20_body_20_indent">Each model class consists of constants and methods. Constants usually correspond to LDAP attributes of data objects on the server. These constants look like following:</text:p>
      <text:p text:style-name="Code_20_2">ZaAccount.A_office = “physicalDeliveryOfficeName”;</text:p>
      <text:p text:style-name="Code_20_2">ZaAccount.A_street = “street”;</text:p>
      <text:p text:style-name="Code_20_2">ZaAccount.A_zip = “postalCode”;</text:p>
      <text:p text:style-name="Code_20_2">ZaAccount.A_state = “st”;</text:p>
      <text:p text:style-name="Code_20_2">ZaAccount.A_mailDeliveryAddress = “zimbraMailDeliveryAddress”;</text:p>
      <text:p text:style-name="Code_20_2"/>
      <text:p text:style-name="Text_20_body_20_indent">Methods of a model are divided into five areas:</text:p>
      <text:list text:style-name="WW8Num9">
        <text:list-item>
          <text:p text:style-name="P66">Loading</text:p>
        </text:list-item>
        <text:list-item>
          <text:p text:style-name="P66">Parsing</text:p>
        </text:list-item>
        <text:list-item>
          <text:p text:style-name="P66">Creation</text:p>
        </text:list-item>
        <text:list-item>
          <text:p text:style-name="P66"><text:soft-page-break/>Modification</text:p>
        </text:list-item>
      </text:list>
      <text:list text:style-name="WW8Num8">
        <text:list-item>
          <text:p text:style-name="P70">Removing</text:p>
        </text:list-item>
      </text:list>
      <text:p text:style-name="Text_20_body_20_indent">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text:p>
      <text:list text:style-name="WW8Num12">
        <text:list-item>
          <text:list>
            <text:list-item>
              <text:list>
                <text:list-item>
                  <text:p text:style-name="P71">ZaItem.loadMethods. <text:s text:c="2"/>Queues of methods that implement loading of a data instance from the server.</text:p>
                </text:list-item>
                <text:list-item>
                  <text:p text:style-name="P71">ZaItem.initMethods/Queues of methods that implement initialization.</text:p>
                </text:list-item>
                <text:list-item>
                  <text:p text:style-name="P71">ZaItem.createMethods. Queues of methods that implement creation of an instance on the server.</text:p>
                </text:list-item>
                <text:list-item>
                  <text:p text:style-name="P71">ZaItem.modifyMethods. Queues of methods that implement modification of a data instance on the server.</text:p>
                </text:list-item>
                <text:list-item>
                  <text:p text:style-name="P71">ZaItem.removeMethods. Queues of methods that implement removal of data instance from the server.</text:p>
                </text:list-item>
              </text:list>
            </text:list-item>
          </text:list>
        </text:list-item>
      </text:list>
      <text:p text:style-name="Text_20_body_20_indent">(sentence not complete)In each of these static maps a key is a name of the model class, e.g. “<text:span text:style-name="T43">ZaAccount</text:span>”, “<text:span text:style-name="T42">ZaServer</text:span>”, and a value is the array of function references, i.e. References to methods that implement loading of an Account instance from the server are stored in <text:span text:style-name="T43">ZaItem.loadMethods[“ZaAccount”]</text:span> array, and references to the methods that implement deletion of an Account instance from the server are stored in <text:span text:style-name="T43">ZaItem.removeMethods[“ZaAccount”]</text:span>.</text:p>
      <text:list text:style-name="Outline" text:continue-numbering="true">
        <text:list-item>
          <text:list text:continue-numbering="true">
            <text:list-item>
              <text:list text:continue-numbering="true">
                <text:list-item>
                  <text:h text:style-name="Heading_20_3" text:outline-level="3">ZaItem.initMethods</text:h>
                </text:list-item>
              </text:list>
            </text:list-item>
          </text:list>
        </text:list-item>
      </text:list>
      <text:p text:style-name="Text_20_body_20_indent">Methods referenced in <text:span text:style-name="T43">initMethods</text:span><text:span text:style-name="T2"> </text:span>map are responsible for any post-constructor initialization. These methods are called from within <text:s/><text:span text:style-name="T43">ZaItem._init</text:span> method which is called at the end of a constructor. <text:s/><text:span text:style-name="T43">ZaItem.initMethods</text:span><text:span text:style-name="T2"> </text:span>is useful when extending an existing model class, because it allows adding statements that will be called at the end of the constructor call.</text:p>
      <text:p text:style-name="Text_20_body_20_indent">In the following example we add an initialization step to <text:span text:style-name="T43">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text:p>
      <text:p text:style-name="Text_20_body_20_indent">Code Example</text:p>
      <text:p text:style-name="Code_20_2">/**</text:p>
      <text:p text:style-name="Code_20_2"><text:span text:style-name="T24">* </text:span>Declare the initialization method. Assume that ZaHSM constructor was </text:p>
      <text:p text:style-name="Code_20_2">* defined earlier.</text:p>
      <text:p text:style-name="Code_20_2"><text:span text:style-name="T24">* </text:span>@param app – reference to an instance of the main application controller.</text:p>
      <text:p text:style-name="Code_20_2">**/</text:p>
      <text:p text:style-name="Code_20_2">ZaHSM.serverInit = <text:span text:style-name="T25">function</text:span> (app) {</text:p>
      <text:p text:style-name="Code_20_2"><text:span text:style-name="T28"><text:s text:c="2"/>this</text:span>.hsm = <text:span text:style-name="T27">new </text:span><text:span text:style-name="T35">Object</text:span>();</text:p>
      <text:p text:style-name="Code_20_2"><text:span text:style-name="T28"><text:s text:c="2"/>this</text:span>.hsm.pollInterval = 500;</text:p>
      <text:p text:style-name="Code_20_2">}</text:p>
      <text:p text:style-name="Code_20_2">/**</text:p>
      <text:p text:style-name="Code_20_2">* Add the new reference to the initialization method to the array of</text:p>
      <text:p text:style-name="Code_20_2"><text:soft-page-break/>* references in ZaItem.initMethods map under the key “ZaServer”.</text:p>
      <text:p text:style-name="Code_20_2">**/</text:p>
      <text:p text:style-name="Code_20_2"><text:span text:style-name="T25">if</text:span>(ZaItem.initMethods[”ZaServer”]) {</text:p>
      <text:p text:style-name="Code_20_2"><text:s text:c="2"/>ZaItem.initMethods[”ZaServer”].push(ZaHSM.serverInit);</text:p>
      <text:p text:style-name="Code_20_2">}</text:p>
      <text:p text:style-name="Text_20_body_20_1"/>
      <text:list text:style-name="Outline" text:continue-numbering="true">
        <text:list-item>
          <text:list text:continue-numbering="true">
            <text:list-item>
              <text:list text:continue-numbering="true">
                <text:list-item>
                  <text:h text:style-name="Heading_20_3" text:outline-level="3">ZaItem.loadMethods</text:h>
                </text:list-item>
              </text:list>
            </text:list-item>
          </text:list>
        </text:list-item>
      </text:list>
      <text:p text:style-name="Text_20_body_20_indent">As mentioned earlier, methods referenced in <text:span text:style-name="T43">loadMethods</text:span><text:span text:style-name="T1"> </text:span>map are responsible for loading data from the server. If you want to find out how these methods are called, look at <text:span text:style-name="T43">ZaItem.load</text:span> method in the ZaItem.js file. (do you need to tell them where to find it?)</text:p>
      <text:p text:style-name="P32">Code example</text:p>
      <text:p text:style-name="Text_20_body_20_indent">In the following example we create a function that loads some data from the server via a SOAP request. Note that this example assumes that there is a SOAP Handler for URN <text:span text:style-name="T43">“mytestURN”</text:span> that is aware of the SOAP command <text:span text:style-name="T43">“MyTestRequest”</text:span> and returs (do you mean returns) “<text:span text:style-name="T43">MyTestResponse</text:span>” document in JSON format; “<text:span text:style-name="T43">MyTestRequest</text:span>” SOAP command takes one argument “<text:span text:style-name="T43">testArgument</text:span>“.</text:p>
      <text:p text:style-name="P19"><text:s text:c="3"/>//declare the method</text:p>
      <text:p text:style-name="P19"><text:s text:c="3"/>MyTestClass.loadMethod = <text:span text:style-name="T25">function</text:span>(by, val) {</text:p>
      <text:p text:style-name="P19"><text:span text:style-name="T25"><text:s text:c="5"/>if</text:span>(!val)</text:p>
      <text:p text:style-name="Code_20_2"><text:span text:style-name="T25"><text:s text:c="2"/>return</text:span>;</text:p>
      <text:p text:style-name="Code_20_2"><text:tab/><text:tab/></text:p>
      <text:p text:style-name="Code_20_2"><text:span text:style-name="T25">var</text:span> soapDoc = AjxSoapDoc.create(”MyTestRequest”, “urn:myTestURN”, <text:span text:style-name="T41">null</text:span>);</text:p>
      <text:p text:style-name="Code_20_2">soapDoc.set(”testArgument”, “testValue”);</text:p>
      <text:p text:style-name="Code_20_2"><text:span text:style-name="T25">var</text:span> getAdditionalInfoCommand = <text:span text:style-name="T27">new </text:span>ZmCsfeCommand();</text:p>
      <text:p text:style-name="Code_20_2"><text:span text:style-name="T25">var</text:span> params = <text:span text:style-name="T27">new </text:span><text:span text:style-name="T35">Object</text:span>();</text:p>
      <text:p text:style-name="Code_20_2">params.soapDoc = soapDoc;</text:p>
      <text:p text:style-name="Code_20_2"><text:span text:style-name="T25">var</text:span> resp = <text:s/></text:p>
      <text:p text:style-name="Code_20_2"><text:s text:c="2"/>getAdditionalInfoCommand.invoke(params).Body.MyTestResponse.myTestObj[0];</text:p>
      <text:p text:style-name="Code_20_2"><text:span text:style-name="T28">this</text:span>.initFromJS(resp);</text:p>
      <text:p text:style-name="P19"><text:s text:c="3"/>}</text:p>
      <text:p text:style-name="Code_20_2"/>
      <text:p text:style-name="P19"><text:s text:c="3"/>/**</text:p>
      <text:p text:style-name="P19"><text:span text:style-name="T24"><text:s text:c="4"/>* <text:s/></text:span>add the method reference to the queue of method references in <text:s/></text:p>
      <text:p text:style-name="P19"><text:s text:c="3"/>* ZaItem.loadMethods map. “ZaAccount” key corresponds to methods that</text:p>
      <text:p text:style-name="P19"><text:span text:style-name="T24"><text:s text:c="4"/>* <text:s/></text:span>are called when loading a ZaAccount object</text:p>
      <text:p text:style-name="P19"><text:s text:c="3"/>**/</text:p>
      <text:p text:style-name="P19"><text:span text:style-name="T25"><text:s text:c="3"/>if</text:span>(ZaItem.loadMethods[”ZaAccount”]) {</text:p>
      <text:p text:style-name="P19"><text:s text:c="5"/>ZaItem.loadMethods[”ZaAccount”].push(MyTestClass.loadMethod);</text:p>
      <text:p text:style-name="P19"><text:s text:c="3"/>}</text:p>
      <text:list text:style-name="Outline" text:continue-numbering="true">
        <text:list-item>
          <text:list text:continue-numbering="true">
            <text:list-item>
              <text:list text:continue-numbering="true">
                <text:list-item>
                  <text:h text:style-name="Heading_20_3" text:outline-level="3">ZaItem.createMethods</text:h>
                </text:list-item>
              </text:list>
            </text:list-item>
          </text:list>
        </text:list-item>
      </text:list>
      <text:p text:style-name="Text_20_body_20_indent">Methods referenced in <text:span text:style-name="T43">createMethods </text:span>map are responsible for creating a data instance on the server. If you want to find out how these methods are called, look at <text:span text:style-name="T43">ZaItem.create </text:span>method in ZaItem.js file. In the ZCS administration console, every 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ext:soft-page-break/>the methods in <text:span text:style-name="T43">ZaItem.createMethods[”ZaAccount”]</text:span><text:span text:style-name="T1"> </text:span>queue. The same is true for other object types (ZaServer, ZaCos, ZaResource, ZaDomain, etc).</text:p>
      <text:p text:style-name="P33">Code example</text:p>
      <text:p text:style-name="Text_20_body_20_indent">In the following example, we create a function that makes modifications to an Account object on the server after the object is created. This code example is the actual code from zimbra_samba extension that allows managing Samba accounts via Zimbra administration console.</text:p>
      <text:p text:style-name="Text_20_body_20_1"/>
      <text:p text:style-name="Code_20_2">/**</text:p>
      <text:p text:style-name="Code_20_2">*Declare the function assuming that ZaSamAccount constructor was defined </text:p>
      <text:p text:style-name="Code_20_2">* earlier.</text:p>
      <text:p text:style-name="Code_20_2">* @param tmpObj – a temporary javascript object that holds the data for the</text:p>
      <text:p text:style-name="Code_20_2">* new instance of an Account object. TmpObj may or may not</text:p>
      <text:p text:style-name="Code_20_2">* be an instance of ZaAccount JavaScript class.</text:p>
      <text:p text:style-name="Code_20_2">* @param account – an instance of ZaAccount JavaScript class that was</text:p>
      <text:p text:style-name="Code_20_2">* created in ZaItem.create method. At the time when</text:p>
      <text:p text:style-name="Code_20_2">* ZaSamAccount.createMethod is called, account may already contain the data </text:p>
      <text:p text:style-name="Code_20_2">* from the Account object that was created on the server</text:p>
      <text:p text:style-name="Code_20_2">* during the previous calls.</text:p>
      <text:p text:style-name="Code_20_2">* @param app – reference to an instance of the main application controller.</text:p>
      <text:p text:style-name="Code_20_2">**/</text:p>
      <text:p text:style-name="Code_20_2">ZaSamAccount.createMethod = <text:span text:style-name="T25">function</text:span>(tmpObj, account, app) {</text:p>
      <text:p text:style-name="Code_20_2"><text:span text:style-name="T25"><text:s text:c="2"/>if</text:span>(tmpObj.attrs[ZaAccount.A_password] &amp;&amp;</text:p>
      <text:p text:style-name="Code_20_2"><text:s text:c="5"/>tmpObj.attrs[ZaAccount.A_password].length &gt; 0) {</text:p>
      <text:p text:style-name="Code_20_2"><text:span text:style-name="T25"><text:s text:c="7"/>var</text:span> soapDoc = AjxSoapDoc.create(</text:p>
      <text:p text:style-name="Code_20_2"><text:s text:c="9"/>”ModifyAccountRequest”, </text:p>
      <text:p text:style-name="Code_20_2"><text:s text:c="9"/>“urn:zimbraAdmin”, </text:p>
      <text:p text:style-name="Code_20_2"><text:span text:style-name="T41"><text:s text:c="9"/>null</text:span>);</text:p>
      <text:p text:style-name="Code_20_2"><text:s text:c="7"/></text:p>
      <text:p text:style-name="Code_20_2"><text:s text:c="7"/>soapDoc.set(”id”, account.id);</text:p>
      <text:p text:style-name="Code_20_2"><text:span text:style-name="T25"><text:s text:c="7"/>var</text:span> attr = soapDoc.set(”a”, </text:p>
      <text:p text:style-name="Code_20_2"><text:s text:c="7"/>ZaSambaUtil.hex_md4(tmpObj.attrs[ZaAccount.A_password]));</text:p>
      <text:p text:style-name="Code_20_2"><text:s text:c="7"/>attr.setAttribute(”n”, ZaSamAccount.A_sambaNTPassword);</text:p>
      <text:p text:style-name="Code_20_2"><text:span text:style-name="T25"><text:s text:c="7"/>var</text:span> modifyAccCommand = <text:span text:style-name="T27">new </text:span>ZmCsfeCommand();</text:p>
      <text:p text:style-name="Code_20_2"><text:span text:style-name="T25"><text:s text:c="7"/>var</text:span> params = <text:span text:style-name="T27">new </text:span><text:span text:style-name="T35">Object</text:span>();</text:p>
      <text:p text:style-name="Code_20_2"><text:s text:c="7"/>params.soapDoc = soapDoc;</text:p>
      <text:p text:style-name="Code_20_2"><text:s text:c="7"/>resp = modifyAccCommand.invoke(params).Body.ModifyAccountResponse;</text:p>
      <text:p text:style-name="Code_20_2"><text:s text:c="7"/>account.initFromJS(resp.account[0]);</text:p>
      <text:p text:style-name="Code_20_2"><text:s text:c="7"/>account[ZaAccount.A2_confirmPassword] = <text:span text:style-name="T41">null</text:span>;</text:p>
      <text:p text:style-name="Code_20_2"><text:s text:c="2"/>}</text:p>
      <text:p text:style-name="Code_20_2">}</text:p>
      <text:p text:style-name="Code_20_2">/**</text:p>
      <text:p text:style-name="Code_20_2"><text:span text:style-name="T24">* </text:span>add the method reference to the queue of method references in <text:s/></text:p>
      <text:p text:style-name="Code_20_2">* ZaItem.createMethods map. “ZaAccount” key corresponds to methods that</text:p>
      <text:p text:style-name="Code_20_2"><text:span text:style-name="T24">* <text:s/></text:span>are called when creatin an Account object on the server.</text:p>
      <text:p text:style-name="Code_20_2">**/</text:p>
      <text:p text:style-name="Code_20_2"><text:span text:style-name="T25">if</text:span>(ZaItem.createMethods[”ZaAccount”]) {</text:p>
      <text:p text:style-name="Code_20_2"><text:s text:c="2"/>ZaItem.createMethods[”ZaAccount”].push(ZaSamAccount.createMethod);</text:p>
      <text:p text:style-name="Code_20_2">}</text:p>
      <text:list text:style-name="Outline" text:continue-numbering="true">
        <text:list-item>
          <text:list text:continue-numbering="true">
            <text:list-item>
              <text:list text:continue-numbering="true">
                <text:list-item>
                  <text:h text:style-name="Heading_20_3" text:outline-level="3"><text:soft-page-break/>ZaItem.modifyMethods</text:h>
                </text:list-item>
              </text:list>
            </text:list-item>
          </text:list>
        </text:list-item>
      </text:list>
      <text:p text:style-name="Text_20_body">Methods referenced in <text:span text:style-name="T43">modifyMethods</text:span> map are responsible for modifying a data instance on the server. If you want to find out how these methods are called, look at <text:span text:style-name="T43">ZaItem.modify</text:span> method in ZaItem.js file.</text:p>
      <text:list text:style-name="Outline" text:continue-numbering="true">
        <text:list-item>
          <text:list text:continue-numbering="true">
            <text:list-item>
              <text:list text:continue-numbering="true">
                <text:list-item>
                  <text:h text:style-name="Heading_20_3" text:outline-level="3">ZaItem.removeMethods</text:h>
                </text:list-item>
              </text:list>
            </text:list-item>
          </text:list>
        </text:list-item>
      </text:list>
      <text:p text:style-name="Text_20_body">Methods referenced in <text:span text:style-name="T43">removeMethods</text:span> map are responsible for removing a data instance on the server. If you want to find out how these methods are called, look at <text:span text:style-name="T43">ZaItem.remove</text:span> method in ZaItem.js file.</text:p>
      <text:list text:style-name="Outline" text:continue-numbering="true">
        <text:list-item>
          <text:list text:continue-numbering="true">
            <text:list-item>
              <text:list text:continue-numbering="true">
                <text:list-item>
                  <text:h text:style-name="Heading_20_3" text:outline-level="3">myXModel</text:h>
                </text:list-item>
              </text:list>
            </text:list-item>
          </text:list>
        </text:list-item>
      </text:list>
      <text:p text:style-name="Text_20_body">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list text:style-name="Outline" text:continue-numbering="true">
        <text:list-item>
          <text:list text:continue-numbering="true">
            <text:list-item>
              <text:list text:continue-numbering="true">
                <text:list-item>
                  <text:h text:style-name="Heading_20_3" text:outline-level="3">Communicating with a server via SOAP/JSON</text:h>
                </text:list-item>
              </text:list>
            </text:list-item>
          </text:list>
        </text:list-item>
      </text:list>
      <text:p text:style-name="Text_20_body">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 The following example shows how to send a SOAP request to the server.</text:p>
      <text:p text:style-name="Text_20_body">Code example</text:p>
      <text:p text:style-name="Code_20_2"><text:span text:style-name="T25">var</text:span><text:span text:style-name="T4"> soapDoc = </text:span></text:p>
      <text:p text:style-name="Code_20_2"><text:span text:style-name="T4"><text:s text:c="2"/>AjxSoapDoc.create(</text:span><text:span text:style-name="T36">"InstallCertRequest"</text:span><text:span text:style-name="T4">, </text:span><text:span text:style-name="T36">"urn:zimbraAdmin"</text:span><text:span text:style-name="T4">, </text:span><text:span text:style-name="T41">null</text:span><text:span text:style-name="T4">);</text:span></text:p>
      <text:p text:style-name="P37"/>
      <text:p text:style-name="Code_20_2"><text:span text:style-name="T4">soapDoc.getMethod().setAttribute(</text:span><text:span text:style-name="T36">"type"</text:span><text:span text:style-name="T4">, type);</text:span></text:p>
      <text:p text:style-name="Code_20_2">soapDoc.set(ZaCert.A_validation_days, validation_days);<text:tab/></text:p>
      <text:p text:style-name="Code_20_2">soapDoc.set(ZaCert.A_allserver, allserver);</text:p>
      <text:p text:style-name="Code_20_2"/>
      <text:p text:style-name="Code_20_2"><text:span text:style-name="T25">var</text:span><text:span text:style-name="T4"> csfeParams = </text:span><text:span text:style-name="T25">new</text:span><text:span text:style-name="T4"> </text:span><text:span text:style-name="T33">Object</text:span><text:span text:style-name="T4">();</text:span></text:p>
      <text:p text:style-name="Code_20_2">csfeParams.soapDoc = soapDoc;<text:tab/></text:p>
      <text:p text:style-name="Code_20_2"><text:span text:style-name="T25">var</text:span><text:span text:style-name="T4"> reqMgrParams = {} ;</text:span></text:p>
      <text:p text:style-name="Code_20_2">reqMgrParams.controller = app.getCurrentController();</text:p>
      <text:p text:style-name="Code_20_2">reqMgrParams.busyMsg = com_zimbra_cert_manager.BUSY_INSTALL_CERT ;</text:p>
      <text:p text:style-name="P37"/>
      <text:p text:style-name="P41">ZaRequestMgr.invoke(csfeParams, reqMgrParams ) ;</text:p>
      <text:list text:style-name="Outline" text:continue-numbering="true">
        <text:list-item>
          <text:list text:continue-numbering="true">
            <text:list-item>
              <text:h text:style-name="Heading_20_2" text:outline-level="2">Views</text:h>
            </text:list-item>
          </text:list>
        </text:list-item>
      </text:list>
      <text:p text:style-name="Text_20_body">Views are classes that define layout of objects on the screen and tie data with UI elements. In the admin console, there are two basic types of views: list views and Xform views. List views extend <text:span text:style-name="T43">DwtListView</text:span> class from Zimbra AJAX Toolkit and display a list of objects in a table with an optional tool bar. Xform views are based on Zimbra Xform framework and usually are used to display properties of a selected data object.</text:p>
      <text:list text:style-name="Outline" text:continue-numbering="true">
        <text:list-item>
          <text:list text:continue-numbering="true">
            <text:list-item>
              <text:list text:continue-numbering="true">
                <text:list-item>
                  <text:h text:style-name="Heading_20_3" text:outline-level="3"><text:soft-page-break/>Navigation panel (aka Overview Panel)</text:h>
                </text:list-item>
              </text:list>
            </text:list-item>
          </text:list>
        </text:list-item>
      </text:list>
      <text:p text:style-name="Text_20_body">Overview panel contains the navigation tree. Nodes of the tree are created by the Overview Panel Controller.</text:p>
      <text:list text:style-name="Outline" text:continue-numbering="true">
        <text:list-item>
          <text:list text:continue-numbering="true">
            <text:list-item>
              <text:list text:continue-numbering="true">
                <text:list-item>
                  <text:h text:style-name="Heading_20_3" text:outline-level="3">List views</text:h>
                </text:list-item>
              </text:list>
            </text:list-item>
          </text:list>
        </text:list-item>
      </text:list>
      <text:p text:style-name="Text_20_body">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Text_20_body">Examples of list view classes in ZCS administration console are <text:span text:style-name="T43">ZaAccountListView, ZaServerListView, ZaDomainListView,</text:span> etc. All list view classes in the administration UI inherit from <text:span text:style-name="T43">ZaListView</text:span><text:span text:style-name="T1">, </text:span>which in term inherits from<text:span text:style-name="T1"> </text:span><text:span text:style-name="T43">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43">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43">IlistView</text:span> that every list view class had to implement. <text:s/><text:span text:style-name="T43">DwtListView</text:span><text:span text:style-name="T1"> </text:span>would have been a default implementation of that interface and would extend <text:span text:style-name="T43">DwtComposite</text:span> class<text:span text:style-name="T1">. </text:span>Since JavaScript does not enforce inheritance natively, any such enforcement would have been artificial and limiting. Therefore, the framework does not enforce the inheritance, but only advises it.</text:p>
      <text:p text:style-name="Text_20_body">Methods that a list view class has to implement:</text:p>
      <text:list text:style-name="WW8Num7">
        <text:list-item>
          <text:list>
            <text:list-item>
              <text:list>
                <text:list-item>
                  <text:p text:style-name="P77">getTabIcon</text:p>
                </text:list-item>
                <text:list-item>
                  <text:p text:style-name="P77">getTabTitle</text:p>
                </text:list-item>
                <text:list-item>
                  <text:p text:style-name="P77">_sortColumn</text:p>
                </text:list-item>
                <text:list-item>
                  <text:p text:style-name="P77">_setNoResultsHtml</text:p>
                </text:list-item>
                <text:list-item>
                  <text:p text:style-name="P77">_createItemHtml</text:p>
                </text:list-item>
              </text:list>
            </text:list-item>
          </text:list>
        </text:list-item>
      </text:list>
      <text:p text:style-name="Text_20_body">Following is an example of a simple list view class.</text:p>
      <text:p text:style-name="Text_20_body">Code example</text:p>
      <text:p text:style-name="Text_20_body">In the following example, we create a list view class that overwrites two list view methods <text:span text:style-name="T43">toString</text:span> and <text:span text:style-name="T43">getTitle</text:span>.</text:p>
      <text:p text:style-name="P3"/>
      <text:p text:style-name="Code_20_2">/**</text:p>
      <text:p text:style-name="Code_20_2">* @constructor</text:p>
      <text:p text:style-name="Code_20_2">* @class ZaMyTestListView</text:p>
      <text:p text:style-name="Code_20_2">* @param parent</text:p>
      <text:p text:style-name="Code_20_2">**/</text:p>
      <text:p text:style-name="Code_20_2">ZaMyTestListView= <text:span text:style-name="T25">function</text:span>(parent) {</text:p>
      <text:p text:style-name="Code_20_2"><text:s text:c="2"/>ZaListView.call(<text:span text:style-name="T28">this</text:span>, parent, <text:span text:style-name="T41">null</text:span>, DwtControl.ABSOLUTE_STYLE);</text:p>
      <text:p text:style-name="Code_20_2">}</text:p>
      <text:p text:style-name="Code_20_2"><text:soft-page-break/></text:p>
      <text:p text:style-name="Code_20_2">ZaMyTestListView<text:span text:style-name="T4">.</text:span><text:span text:style-name="T25">prototype</text:span> = <text:span text:style-name="T27">new </text:span>ZaListView;</text:p>
      <text:p text:style-name="Code_20_2">ZaMyTestListView<text:span text:style-name="T4">.</text:span><text:span text:style-name="T25">prototype</text:span>.constructor = ZaMyTestListView;</text:p>
      <text:p text:style-name="Code_20_2"/>
      <text:p text:style-name="Code_20_2">ZaMyTestListView<text:span text:style-name="T4">.</text:span><text:span text:style-name="T25">prototype</text:span>.toString = <text:span text:style-name="T25">function</text:span>() {</text:p>
      <text:p text:style-name="Code_20_2"><text:s text:c="2"/><text:span text:style-name="T25">return</text:span> “ZaMyTestListView”;</text:p>
      <text:p text:style-name="Code_20_2">}</text:p>
      <text:p text:style-name="Code_20_2"/>
      <text:p text:style-name="Code_20_2">ZaMyTestListView<text:span text:style-name="T4">.</text:span><text:span text:style-name="T25">prototype</text:span>.getTitle = <text:span text:style-name="T25">function</text:span> () {</text:p>
      <text:p text:style-name="Code_20_2"><text:s text:c="2"/><text:span text:style-name="T25">return</text:span> “My Test View”;</text:p>
      <text:p text:style-name="Code_20_2">}</text:p>
      <text:list text:style-name="Outline" text:continue-numbering="true">
        <text:list-item>
          <text:list text:continue-numbering="true">
            <text:list-item>
              <text:list text:continue-numbering="true">
                <text:list-item>
                  <text:h text:style-name="Heading_20_3" text:outline-level="3">Form views</text:h>
                </text:list-item>
              </text:list>
            </text:list-item>
          </text:list>
        </text:list-item>
      </text:list>
      <text:p text:style-name="Text_20_body">Most form views display properties of a selected data object such as a server or an account. Therefore, form views consist of a tool bar, a tab bar and several HTML forms placed on tab cards. Similar to list views, form view elements are created by an instance of a controller class. All form views inherit from <text:span text:style-name="T43">ZaTabView</text:span><text:span text:style-name="T1">. </text:span>If <text:s/>you are creating your own form views, you are not required to inherit your view classes from <text:span text:style-name="T43">ZaTabView</text:span>, but it is required that any view class inherits from <text:span text:style-name="T43">DwtComposite</text:span> class. In order to build forms quickly and consistently, we created a special framework for rendering and handling forms and called it Xforms in analogy to W3C Xforms proposal.</text:p>
      <text:p text:style-name="Text_20_body">The following methods are common for all classes that implement form views: <text:span text:style-name="T43">setObject</text:span>, <text:span text:style-name="T43">getTitle</text:span> and <text:span text:style-name="T43">myXFormModifier.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43">myXModel</text:span> object <text:s/>described in section <text:a xlink:type="simple" xlink:href="#_toc155"><text:span text:style-name="Internet_20_link">#3.2.6.myXModel</text:span></text:a>. The object that describes form elements and layout is accessed by <text:span text:style-name="T43">getMyXForm</text:span> method of a view class. Default implementation of <text:span text:style-name="T43">getMyXForm</text:span> method is available in <text:span text:style-name="T43">ZaTabView</text:span> class, and it is not recommended to overwrite this method. The <text:span text:style-name="T43">getMyXForm</text:span><text:span text:style-name="T1">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43">ZaTabView.XformModifiers</text:span> where keys are names of the view classes and values are arrays of references to methods that define elements of a form, e.g. All methods that define form elements for a form that displays an account object are referenced in <text:span text:style-name="T43">ZaTabView.XformModifiers[“ZaAccountXFormView”]</text:span><text:span text:style-name="T1"> </text:span>array.</text:p>
      <text:p text:style-name="Text_20_body">Following is an example of a simple form view class. This is an actual form view class for a view that manages Samba Domains in zimbra_samba admin extension.</text:p>
      <text:p text:style-name="Text_20_body">Code example</text:p>
      <text:p text:style-name="Code_20_2"/>
      <text:p text:style-name="Code_20_2">/**</text:p>
      <text:p text:style-name="Code_20_2">* @class ZaSambaDomainXFormView</text:p>
      <text:p text:style-name="Code_20_2">* @contructor</text:p>
      <text:p text:style-name="Code_20_2">* @param parent</text:p>
      <text:p text:style-name="Code_20_2">* @param app</text:p>
      <text:p text:style-name="Code_20_2">**/</text:p>
      <text:p text:style-name="Code_20_2"><text:span text:style-name="T25">function</text:span> ZaSambaDomainXFormView (parent, app) {</text:p>
      <text:p text:style-name="Code_20_2"><text:s text:c="2"/>/* call the parent constructor, “ZaSambaDomainXFormView” is the name of </text:p>
      <text:p text:style-name="Code_20_2"><text:s text:c="2"/>the CSS class for this view */</text:p>
      <text:p text:style-name="Code_20_2"><text:s text:c="2"/>ZaTabView.call(<text:span text:style-name="T28">this</text:span>, parent, app,”ZaSambaDomainXFormView”);<text:tab/><text:tab/></text:p>
      <text:p text:style-name="Code_20_2"><text:soft-page-break/><text:s text:c="2"/>/* initialize the Xform */</text:p>
      <text:p text:style-name="Code_20_2"><text:span text:style-name="T28"><text:s text:c="2"/>this</text:span>.initForm(ZaSambaDomain.myXModel,<text:span text:style-name="T28">this</text:span>.getMyXForm()); </text:p>
      <text:p text:style-name="Code_20_2"><text:s text:c="2"/>/* assign a reference to the main application controller to the Xform </text:p>
      <text:p text:style-name="Code_20_2"><text:s text:c="2"/>instance, so that elements on the form can access the main application </text:p>
      <text:p text:style-name="Code_20_2"><text:s text:c="2"/>controller */</text:p>
      <text:p text:style-name="Code_20_2"><text:span text:style-name="T28"><text:s text:c="2"/>this</text:span>._localXForm.setController(<text:span text:style-name="T28">this</text:span>._app); </text:p>
      <text:p text:style-name="Code_20_2">}</text:p>
      <text:p text:style-name="Code_20_2"/>
      <text:p text:style-name="Code_20_2">ZaSambaDomainXFormView<text:span text:style-name="T4">.</text:span><text:span text:style-name="T25">prototype</text:span> = <text:span text:style-name="T27">new </text:span>ZaTabView();</text:p>
      <text:p text:style-name="Code_20_2">ZaSambaDomainXFormView<text:span text:style-name="T4">.</text:span><text:span text:style-name="T25">prototype</text:span>.constructor = ZaSambaDomainXFormView;</text:p>
      <text:p text:style-name="Code_20_2">ZaTabView.XformModifiers[”ZaSambaDomainXFormView”] = <text:span text:style-name="T27">new</text:span><text:span text:style-name="T15"> </text:span><text:span text:style-name="T34">Array</text:span>();</text:p>
      <text:p text:style-name="Code_20_2"/>
      <text:p text:style-name="Code_20_2">/**</text:p>
      <text:p text:style-name="Code_20_2">* @param entry – an instance of <text:s/>ZaSambaDomain class, that contains data </text:p>
      <text:p text:style-name="Code_20_2">* for a Samba Domain object</text:p>
      <text:p text:style-name="Code_20_2">**/</text:p>
      <text:p text:style-name="Code_20_2">ZaSambaDomainXFormView<text:span text:style-name="T4">.</text:span><text:span text:style-name="T25">prototype</text:span>.setObject = <text:span text:style-name="T25">function</text:span> (entry) {</text:p>
      <text:p text:style-name="Code_20_2"><text:span text:style-name="T28"><text:s text:c="2"/>this</text:span>._containedObject.attrs = <text:span text:style-name="T27">new </text:span><text:span text:style-name="T35">Object</text:span>();</text:p>
      <text:p text:style-name="Code_20_2"><text:s text:c="2"/></text:p>
      <text:p text:style-name="Code_20_2"><text:s text:c="2"/>/* create an object to store the local cache of the data */</text:p>
      <text:p text:style-name="Code_20_2"><text:span text:style-name="T28"><text:s text:c="2"/>this</text:span>._containedObject = <text:span text:style-name="T27">new </text:span>ZaSambaDomain(<text:span text:style-name="T28">this</text:span>._app); </text:p>
      <text:p text:style-name="Code_20_2"/>
      <text:p text:style-name="Code_20_2"><text:s text:c="2"/>/**</text:p>
      <text:p text:style-name="Code_20_2"><text:span text:style-name="T24"><text:s text:c="2"/>* </text:span>BEGIN saving local copy of the data</text:p>
      <text:p text:style-name="Code_20_2"><text:s text:c="2"/>**/</text:p>
      <text:p text:style-name="Code_20_2"><text:span text:style-name="T25"><text:s text:c="2"/>if</text:span>(entry.id)</text:p>
      <text:p text:style-name="Code_20_2"><text:span text:style-name="T28"><text:s text:c="4"/>this</text:span>._containedObject.id = entry.id;</text:p>
      <text:p text:style-name="Code_20_2"><text:tab/><text:tab/></text:p>
      <text:p text:style-name="Code_20_2"><text:span text:style-name="T25"><text:s text:c="2"/>if</text:span>(entry.name)</text:p>
      <text:p text:style-name="Code_20_2"><text:span text:style-name="T28"><text:s text:c="4"/>this</text:span>._containedObject.name = entry.name;</text:p>
      <text:p text:style-name="Code_20_2"/>
      <text:p text:style-name="Code_20_2"><text:span text:style-name="T25"><text:s text:c="2"/>for</text:span><text:span text:style-name="T4"> (</text:span><text:span text:style-name="T25">var</text:span><text:span text:style-name="T4"> </text:span>a in entry.attrs) {</text:p>
      <text:p text:style-name="Code_20_2"><text:span text:style-name="T25"><text:s text:c="4"/>if</text:span>(entry.attrs[a] <text:span text:style-name="T25">instanceof</text:span> Array) {</text:p>
      <text:p text:style-name="Code_20_2"><text:span text:style-name="T28"><text:s text:c="6"/>this</text:span>._containedObject.attrs[a] = <text:span text:style-name="T27">new</text:span><text:span text:style-name="T15"> </text:span><text:span text:style-name="T34">Array</text:span>();</text:p>
      <text:p text:style-name="Code_20_2"><text:span text:style-name="T25"><text:s text:c="6"/>var</text:span> cnt = entry.attrs[a].length;</text:p>
      <text:p text:style-name="Code_20_2"><text:span text:style-name="T25"><text:s text:c="6"/>for</text:span><text:span text:style-name="T17"> (</text:span><text:span text:style-name="T25">var</text:span> ix = 0; ix &lt; cnt; ix++) {</text:p>
      <text:p text:style-name="Code_20_2"><text:span text:style-name="T28"><text:s text:c="8"/>this</text:span>._containedObject.attrs[a][ix]=entry.attrs[a][ix];</text:p>
      <text:p text:style-name="Code_20_2"><text:s text:c="6"/>}</text:p>
      <text:p text:style-name="Code_20_2"><text:s text:c="4"/>} <text:span text:style-name="T25">else</text:span> {</text:p>
      <text:p text:style-name="Code_20_2"><text:span text:style-name="T28"><text:s text:c="6"/>this</text:span>._containedObject.attrs[a] = entry.attrs[a];</text:p>
      <text:p text:style-name="Code_20_2"><text:s text:c="4"/>}</text:p>
      <text:p text:style-name="Code_20_2"><text:s text:c="2"/>}</text:p>
      <text:p text:style-name="Code_20_2"><text:s text:c="2"/>/**</text:p>
      <text:p text:style-name="Code_20_2"><text:span text:style-name="T24"><text:s text:c="2"/>* </text:span>END saving local copy of the data</text:p>
      <text:p text:style-name="Code_20_2"><text:s text:c="2"/>**/</text:p>
      <text:p text:style-name="Code_20_2"/>
      <text:p text:style-name="Code_20_2"><text:s text:c="2"/>/**</text:p>
      <text:p text:style-name="Code_20_2"><text:s text:c="2"/>* initialize the variable which is not part of <text:s/>ZaSambaDomain class, but </text:p>
      <text:p text:style-name="Code_20_2"><text:s text:c="2"/>* is used by the form</text:p>
      <text:p text:style-name="Code_20_2"><text:s text:c="2"/>**/</text:p>
      <text:p text:style-name="Code_20_2"><text:span text:style-name="T25"><text:s text:c="2"/>if</text:span>(!entry[ZaModel.currentTab])</text:p>
      <text:p text:style-name="Code_20_2"><text:span text:style-name="T28"><text:s text:c="4"/>this</text:span>._containedObject[ZaModel.currentTab] = “1”;</text:p>
      <text:p text:style-name="P44"><text:s text:c="2"/>else</text:p>
      <text:p text:style-name="Code_20_2"><text:span text:style-name="T28"><text:s text:c="4"/>this</text:span>._containedObject[ZaModel.currentTab] = entry[ZaModel.currentTab];</text:p>
      <text:p text:style-name="Code_20_2"><text:tab/><text:tab/></text:p>
      <text:p text:style-name="Code_20_2"><text:s text:c="2"/>//pass the data to the form</text:p>
      <text:p text:style-name="Code_20_2"><text:span text:style-name="T28"><text:s text:c="2"/>this</text:span>._localXForm.setInstance(<text:span text:style-name="T28">this</text:span>._containedObject);</text:p>
      <text:p text:style-name="Code_20_2"><text:soft-page-break/><text:s text:c="2"/></text:p>
      <text:p text:style-name="Code_20_2"><text:s text:c="2"/>//trigger form redraw</text:p>
      <text:p text:style-name="Code_20_2"><text:span text:style-name="T28"><text:s text:c="2"/>this</text:span>.updateTab();</text:p>
      <text:p text:style-name="Code_20_2">}</text:p>
      <text:p text:style-name="Code_20_2"/>
      <text:p text:style-name="Code_20_2">ZaSambaDomainXFormView<text:span text:style-name="T4">.</text:span><text:span text:style-name="T25">prototype</text:span>.getTitle = <text:span text:style-name="T25">function</text:span> () {</text:p>
      <text:p text:style-name="Code_20_2"><text:s text:c="2"/><text:span text:style-name="T25">return</text:span> “Samba Domains”;</text:p>
      <text:p text:style-name="Code_20_2">}</text:p>
      <text:p text:style-name="Code_20_2"/>
      <text:p text:style-name="Code_20_2">/**</text:p>
      <text:p text:style-name="Code_20_2">* Define a static method which defines form elements</text:p>
      <text:p text:style-name="Code_20_2">* @param xFormObject – a reference to the object that contains definitions </text:p>
      <text:p text:style-name="Code_20_2">* of form elements. This object was created in </text:p>
      <text:p text:style-name="Code_20_2">* ZaTabView<text:span text:style-name="T4">.</text:span><text:span text:style-name="T25">prototype</text:span>.getMyXForm prior to calling this method</text:p>
      <text:p text:style-name="Code_20_2">**/</text:p>
      <text:p text:style-name="Code_20_2">ZaSambaDomainXFormView.myXFormModifier = <text:span text:style-name="T25">function</text:span>(xFormObject) {</text:p>
      <text:p text:style-name="Code_20_2"><text:s text:c="2"/>xFormObject.tableCssStyle=”width:100%;overflow:auto;”;</text:p>
      <text:p text:style-name="Code_20_2"><text:tab/></text:p>
      <text:p text:style-name="Code_20_2"><text:s text:c="2"/>xFormObject.items = [</text:p>
      <text:p text:style-name="Code_20_2"><text:s text:c="4"/>{type:_GROUP_, </text:p>
      <text:p text:style-name="Code_20_2"><text:s text:c="6"/>cssClass:”ZmSelectedHeaderBg”, </text:p>
      <text:p text:style-name="Code_20_2"><text:s text:c="6"/>colSpan: “*”, </text:p>
      <text:p text:style-name="Code_20_2"><text:s text:c="6"/>id:”xform_header”,</text:p>
      <text:p text:style-name="Code_20_2"><text:s text:c="6"/>items: [</text:p>
      <text:p text:style-name="Code_20_2"><text:s text:c="8"/>{type:_GROUP_,<text:tab/></text:p>
      <text:p text:style-name="Code_20_2"><text:s text:c="10"/>numCols:4,</text:p>
      <text:p text:style-name="Code_20_2"><text:s text:c="10"/>colSizes:[”32px”,”350px”,”100px”,”250px”],</text:p>
      <text:p text:style-name="Code_20_2"><text:s text:c="10"/>items: [</text:p>
      <text:p text:style-name="Code_20_2"><text:s text:c="12"/>{type:_AJX_IMAGE_, src:”Domain_32”, label:<text:span text:style-name="T41">null</text:span>},</text:p>
      <text:p text:style-name="Code_20_2"><text:s text:c="12"/>{type:_OUTPUT_, </text:p>
      <text:p text:style-name="Code_20_2"><text:s text:c="14"/>ref:ZaSambaDomain.A_sambaDomainName, </text:p>
      <text:p text:style-name="Code_20_2"><text:s text:c="14"/>label:<text:span text:style-name="T41">null</text:span>,cssClass:”AdminTitle”, rowSpan:2},</text:p>
      <text:p text:style-name="Code_20_2"><text:s text:c="12"/>{type:_OUTPUT_, ref:ZaSambaDomain.A_sambaSID, label:”sambaSID”}</text:p>
      <text:p text:style-name="Code_20_2"><text:s text:c="10"/>]</text:p>
      <text:p text:style-name="Code_20_2"><text:s text:c="8"/>}</text:p>
      <text:p text:style-name="Code_20_2"><text:s text:c="6"/>],</text:p>
      <text:p text:style-name="Code_20_2"><text:s text:c="6"/>cssStyle:”padding-top:5px; padding-left:2px; padding-bottom:5px”</text:p>
      <text:p text:style-name="Code_20_2"><text:s text:c="4"/>},<text:tab/></text:p>
      <text:p text:style-name="Code_20_2"><text:s text:c="4"/>{type:_TAB_BAR_, </text:p>
      <text:p text:style-name="Code_20_2"><text:s text:c="6"/>ref:ZaModel.currentTab,</text:p>
      <text:p text:style-name="Code_20_2"><text:s text:c="6"/>choices:[</text:p>
      <text:p text:style-name="Code_20_2"><text:s text:c="8"/>{value:1, label:ZaMsg.Domain_Tab_General}</text:p>
      <text:p text:style-name="Code_20_2"><text:s text:c="6"/>],</text:p>
      <text:p text:style-name="Code_20_2"><text:s text:c="6"/>cssClass:”ZaTabBar”, id:”xform_tabbar”</text:p>
      <text:p text:style-name="Code_20_2"><text:s text:c="4"/>},</text:p>
      <text:p text:style-name="Code_20_2"><text:s text:c="4"/>{type:_SWITCH_,</text:p>
      <text:p text:style-name="Code_20_2"><text:s text:c="6"/>items:[</text:p>
      <text:p text:style-name="Code_20_2"><text:s text:c="8"/>{type:_ZATABCASE_, </text:p>
      <text:p text:style-name="Code_20_2"><text:s text:c="10"/>relevant:”instance[ZaModel.currentTab] == 1”,</text:p>
      <text:p text:style-name="Code_20_2"><text:s text:c="10"/>colSizes:[”250px”,”*”],</text:p>
      <text:p text:style-name="Code_20_2"><text:s text:c="10"/>items:[</text:p>
      <text:p text:style-name="Code_20_2"><text:s text:c="12"/>{ref:ZaSambaDomain.A_sambaDomainName, </text:p>
      <text:p text:style-name="Code_20_2"><text:s text:c="14"/>type:_TEXTFIELD_,</text:p>
      <text:p text:style-name="Code_20_2"><text:s text:c="14"/>label:ZaMsg.Domain_DomainName,</text:p>
      <text:p text:style-name="P19"><text:s text:c="19"/>onChange:ZaTabView.onFormFieldChanged},</text:p>
      <text:p text:style-name="Code_20_2"><text:s text:c="12"/>{ref:ZaSambaDomain.A_sambaSID, </text:p>
      <text:p text:style-name="Code_20_2"><text:s text:c="14"/>type:_TEXTFIELD_,</text:p>
      <text:p text:style-name="Code_20_2"><text:soft-page-break/><text:s text:c="14"/>label:”sambaSID”, width:300,</text:p>
      <text:p text:style-name="P19"><text:s text:c="19"/>onChange:ZaTabView.onFormFieldChanged},</text:p>
      <text:p text:style-name="Code_20_2"><text:s text:c="12"/>{ref:ZaSambaDomain.A_sambaAlgorithmicRidBase, </text:p>
      <text:p text:style-name="Code_20_2"><text:s text:c="14"/>type:_TEXTFIELD_,</text:p>
      <text:p text:style-name="Code_20_2"><text:s text:c="14"/>label:”sambaAlgorithmicRidBase”, </text:p>
      <text:p text:style-name="Code_20_2"><text:s text:c="14"/>cssClass:”admin_xform_number_input”,</text:p>
      <text:p text:style-name="Code_20_2"><text:s text:c="14"/>onChange:ZaTabView.onFormFieldChanged}<text:tab/><text:tab/><text:tab/>]</text:p>
      <text:p text:style-name="Code_20_2"><text:s text:c="8"/>}</text:p>
      <text:p text:style-name="P19"><text:tab/>]</text:p>
      <text:p text:style-name="P19"><text:s text:c="9"/>}<text:tab/></text:p>
      <text:p text:style-name="Code_20_2"><text:s text:c="2"/>];</text:p>
      <text:p text:style-name="Code_20_2">}</text:p>
      <text:p text:style-name="Code_20_2"/>
      <text:p text:style-name="Code_20_2">/* put the reference to the method defined above into the static map with the key that corresponds to this view */</text:p>
      <text:p text:style-name="Code_20_2">ZaTabView.XformModifiers[”ZaSambaDomainXFormView”].push(ZaSambaDomainXFormView.myXFormModifier); </text:p>
      <text:list text:style-name="Outline" text:continue-numbering="true">
        <text:list-item>
          <text:list text:continue-numbering="true">
            <text:list-item>
              <text:list text:continue-numbering="true">
                <text:list-item>
                  <text:list text:continue-numbering="true">
                    <text:list-item>
                      <text:h text:style-name="Heading_20_4" text:outline-level="4">ZaTabView.XFormModifiers</text:h>
                    </text:list-item>
                  </text:list>
                </text:list-item>
              </text:list>
            </text:list-item>
          </text:list>
        </text:list-item>
      </text:list>
      <text:p text:style-name="Text_20_body">Methods referenced in <text:span text:style-name="T43">ZaTabView.XformModifiers</text:span><text:span text:style-name="T1"> </text:span>map are responsible for defining meta-data that describes form elements and form layout in Xforms syntax. If you want to find out how these methods are called, look at <text:span text:style-name="T43">ZaTabView.getMyXForm</text:span> method in ZaTabView.js file.</text:p>
      <text:list text:style-name="Outline" text:continue-numbering="true">
        <text:list-item>
          <text:list text:continue-numbering="true">
            <text:list-item>
              <text:list text:continue-numbering="true">
                <text:list-item>
                  <text:list text:continue-numbering="true">
                    <text:list-item>
                      <text:h text:style-name="Heading_20_4" text:outline-level="4">ZaTabView.getMyXForm vs. ZaItem.myXModel</text:h>
                    </text:list-item>
                  </text:list>
                </text:list-item>
              </text:list>
            </text:list-item>
          </text:list>
        </text:list-item>
      </text:list>
      <text:p text:style-name="Text_20_body">A question you may have after reading the previous section is how does meta data returned by <text:span text:style-name="T43">ZaTabView.getMyXForm</text:span> interact with meta data in <text:span text:style-name="T43">ZaItem.myXModel</text:span><text:span text:style-name="T1">. </text:span>Lets look at an example. Let’s say, we have an Account object to be rendered. <text:span text:style-name="T43">ZaItem.myXModel</text:span> will say that the account has a name, which is a string, and a quota which is an integer. The <text:span text:style-name="T43">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43">ZaTabView.getMyXForm</text:span> will say that the account’s name is to be rendered as an editable text box, and Class of Service is to be rendered as a drop down with three values to select from.</text:p>
      <text:list text:style-name="Outline" text:continue-numbering="true">
        <text:list-item>
          <text:list text:continue-numbering="true">
            <text:list-item>
              <text:h text:style-name="Heading_20_2" text:outline-level="2">Controllers</text:h>
            </text:list-item>
          </text:list>
        </text:list-item>
      </text:list>
      <text:p text:style-name="Text_20_body">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43">ZaTabView.XformModifiers, </text:span><text:span text:style-name="T44">ZaItem.loadMethods</text:span> and other maps of references discussed previously). The following maps of method references are important when extending existing views and creating new views:</text:p>
      <text:list text:style-name="WW8Num8">
        <text:list-item text:start-value="1">
          <text:p text:style-name="P82"><text:soft-page-break/>ZaController.initToolbarMethods</text:p>
        </text:list-item>
        <text:list-item>
          <text:p text:style-name="P82">ZaController.initPopupMenuMethods</text:p>
        </text:list-item>
      </text:list>
      <text:list text:style-name="Outline" text:continue-numbering="true">
        <text:list-item>
          <text:list text:continue-numbering="true">
            <text:list-item>
              <text:list text:continue-numbering="true">
                <text:list-item>
                  <text:h text:style-name="Heading_20_3" text:outline-level="3">ZaController.initToolbarMethods</text:h>
                </text:list-item>
              </text:list>
            </text:list-item>
          </text:list>
        </text:list-item>
      </text:list>
      <text:p text:style-name="Text_20_body">Methods referenced in <text:span text:style-name="Code_20_Char"><text:span text:style-name="T43">ZaController.initToolbarMethods</text:span></text:span><text:span text:style-name="Code_20_Char"> </text:span>map are responsible for adding buttons to toolbars. <text:s/>Similar to all other reference maps, keys in the map are names of controllers and values are arrays of references to methods. Methods referenced in this map are called by <text:span text:style-name="Code_20_Char"><text:span text:style-name="T43">ZaController</text:span></text:span><text:span text:style-name="Code_20_Char"><text:span text:style-name="T10">.</text:span></text:span><text:span text:style-name="Code_20_Char"><text:span text:style-name="T30">prototype</text:span></text:span><text:span text:style-name="Code_20_Char"><text:span text:style-name="T43">._initToolbar</text:span></text:span></text:p>
      <text:p text:style-name="Text_20_body">Following is an example of using to add buttons to the toolbar. This example is taken from com_zimbra_cert_manager extension.</text:p>
      <text:p text:style-name="Text_20_body">Code example</text:p>
      <text:p text:style-name="Code_20_2">/**</text:p>
      <text:p text:style-name="Code_20_2">* Method that adds button descriptors to this view’s toolbar</text:p>
      <text:p text:style-name="Code_20_2">**/</text:p>
      <text:p text:style-name="Code_20_2">ZaCertsServerListController.initToolbarMethod = <text:span text:style-name="T25">function</text:span> () {</text:p>
      <text:p text:style-name="Code_20_2"><text:span text:style-name="T28"><text:s text:c="2"/>this</text:span>._toolbarOperations.push(</text:p>
      <text:p text:style-name="Code_20_2"><text:span text:style-name="T27"><text:s text:c="4"/>new </text:span>ZaOperation(ZaOperation.VIEW,</text:p>
      <text:p text:style-name="Code_20_2"><text:s text:c="4"/>com_zimbra_cert_manager.TBB_view_cert,</text:p>
      <text:p text:style-name="Code_20_2"><text:s text:c="4"/>com_zimbra_cert_manager.TBB_view_cert_tt, </text:p>
      <text:p text:style-name="Code_20_2"><text:s text:c="4"/>“ViewCertificate”, </text:p>
      <text:p text:style-name="Code_20_2"><text:s text:c="4"/>“ViewCertificate”, </text:p>
      <text:p text:style-name="Code_20_2"><text:span text:style-name="T27"><text:s text:c="5"/>new </text:span>AjxListener(</text:p>
      <text:p text:style-name="Code_20_2"><text:span text:style-name="T28"><text:s text:c="7"/>this</text:span>,</text:p>
      <text:p text:style-name="Code_20_2"><text:s text:c="7"/>ZaCertsServerListController<text:span text:style-name="T4">.</text:span><text:span text:style-name="T25">prototype</text:span>.viewCertListener)</text:p>
      <text:p text:style-name="Code_20_2"><text:s text:c="5"/>)</text:p>
      <text:p text:style-name="Code_20_2"><text:s text:c="2"/>);</text:p>
      <text:p text:style-name="Code_20_2"/>
      <text:p text:style-name="Code_20_2"><text:span text:style-name="T28"><text:s text:c="2"/>this</text:span>._toolbarOperations.push(</text:p>
      <text:p text:style-name="Code_20_2"><text:span text:style-name="T27"><text:s text:c="4"/>new </text:span>ZaOperation(ZaOperation.NEW,</text:p>
      <text:p text:style-name="Code_20_2"><text:s text:c="4"/>com_zimbra_cert_manager.TBB_launch_cert_wizard,</text:p>
      <text:p text:style-name="Code_20_2"><text:s text:c="4"/>com_zimbra_cert_manager.TBB_launch_cert_wizard_tt,</text:p>
      <text:p text:style-name="Code_20_2"><text:s text:c="4"/>“InstallCertificate”,</text:p>
      <text:p text:style-name="Code_20_2"><text:s text:c="4"/>“InstallCertificate”,</text:p>
      <text:p text:style-name="Code_20_2"><text:span text:style-name="T27"><text:s text:c="4"/>new </text:span>AjxListener(<text:span text:style-name="T28">this</text:span>,</text:p>
      <text:p text:style-name="Code_20_2"><text:s text:c="6"/>ZaCertsServerListController<text:span text:style-name="T4">.</text:span><text:span text:style-name="T25">prototype</text:span>._newCertListener)</text:p>
      <text:p text:style-name="Code_20_2"><text:s text:c="4"/>)</text:p>
      <text:p text:style-name="Code_20_2"><text:s text:c="2"/>);</text:p>
      <text:p text:style-name="Code_20_2"/>
      <text:p text:style-name="Code_20_2"><text:span text:style-name="T28"><text:s text:c="2"/>this</text:span>._toolbarOperations.push(<text:span text:style-name="T27">new </text:span>ZaOperation(ZaOperation.NONE));</text:p>
      <text:p text:style-name="Code_20_2"><text:span text:style-name="T28"><text:s text:c="2"/>this</text:span>._toolbarOperations.push(</text:p>
      <text:p text:style-name="Code_20_2"><text:span text:style-name="T27"><text:s text:c="4"/>new </text:span>ZaOperation(ZaOperation.HELP, </text:p>
      <text:p text:style-name="Code_20_2"><text:s text:c="6"/>com_zimbra_cert_manager.TBB_Help, </text:p>
      <text:p text:style-name="Code_20_2"><text:s text:c="6"/>com_zimbra_cert_manager.TBB_Help_tt,</text:p>
      <text:p text:style-name="Code_20_2"><text:s text:c="6"/>“Help”,</text:p>
      <text:p text:style-name="Code_20_2"><text:s text:c="6"/>“Help”, </text:p>
      <text:p text:style-name="Code_20_2"><text:span text:style-name="T27"><text:s text:c="6"/>new </text:span>AjxListener(<text:span text:style-name="T28">this</text:span>, <text:span text:style-name="T28">this</text:span>._helpButtonListener)</text:p>
      <text:p text:style-name="Code_20_2"><text:s text:c="4"/>)</text:p>
      <text:p text:style-name="Code_20_2"><text:s text:c="2"/>);</text:p>
      <text:p text:style-name="Code_20_2">}</text:p>
      <text:p text:style-name="Code_20_2"/>
      <text:p text:style-name="Code_20_2">//add method reference to the map</text:p>
      <text:p text:style-name="Code_20_2">ZaController.initToolbarMethods[”ZaCertsServerListController”].push(</text:p>
      <text:p text:style-name="Code_20_2"><text:soft-page-break/><text:s text:c="2"/>ZaCertsServerListController.initToolbarMethod);</text:p>
      <text:list text:style-name="Outline" text:continue-numbering="true">
        <text:list-item>
          <text:list text:continue-numbering="true">
            <text:list-item>
              <text:list text:continue-numbering="true">
                <text:list-item>
                  <text:h text:style-name="Heading_20_3" text:outline-level="3">ZaController.initPopupMenuMethods</text:h>
                </text:list-item>
              </text:list>
            </text:list-item>
          </text:list>
        </text:list-item>
      </text:list>
      <text:p text:style-name="Text_20_body">This map is very similar to the <text:span text:style-name="T43">initToolbarMethods </text:span>map. Methods referenced in this map define items that appear in the popup menu. Most of the times, items in the popup menu mirror toolbar buttons. Methods referenced in this map are called by <text:span text:style-name="Code_20_Char"><text:span text:style-name="T43">ZaController</text:span></text:span><text:span text:style-name="Code_20_Char"><text:span text:style-name="T10">.</text:span></text:span><text:span text:style-name="Code_20_Char"><text:span text:style-name="T30">prototype</text:span></text:span><text:span text:style-name="Code_20_Char"><text:span text:style-name="T43">._initPopupMenu</text:span></text:span>.</text:p>
      <text:list text:style-name="Outline" text:continue-numbering="true">
        <text:list-item>
          <text:list text:continue-numbering="true">
            <text:list-item>
              <text:list text:continue-numbering="true">
                <text:list-item>
                  <text:h text:style-name="Heading_20_3" text:outline-level="3">_createUI method</text:h>
                </text:list-item>
              </text:list>
            </text:list-item>
          </text:list>
        </text:list-item>
      </text:list>
      <text:p text:style-name="Text_20_body">When you are adding a new view to the administration console, there are two methods that you have to implement: <text:span text:style-name="T44">_createUI</text:span>, and <text:span text:style-name="T44">show</text:span><text:span text:style-name="T43">. </text:span><text:span text:style-name="T44">_createUI</text:span> method is responsible for instantiating elements of the view and calling the view manager to lay out the elements on the screen.</text:p>
      <text:p text:style-name="Text_20_body">Following is an example of <text:span text:style-name="Code_20_Char"><text:span text:style-name="T43">_createUI</text:span></text:span> method of a form view controller class in com_zimbra_cert_manager extension which implements certificate management. In this example, <text:span text:style-name="T44">_createUI</text:span> <text:s/>method creates a toolbar, and a form view.</text:p>
      <text:p text:style-name="Text_20_body">Code example</text:p>
      <text:p text:style-name="Code_20_2">ZaCertViewController<text:span text:style-name="T4">.</text:span><text:span text:style-name="T25">prototype</text:span>._createUI = <text:span text:style-name="T25">function</text:span> () {</text:p>
      <text:p text:style-name="Code_20_2"><text:s text:c="2"/><text:span text:style-name="T25">try</text:span> {</text:p>
      <text:p text:style-name="Code_20_2"><text:s text:c="4"/>//map of elements that constitute the view</text:p>
      <text:p text:style-name="Code_20_2"><text:span text:style-name="T25"><text:s text:c="4"/>var</text:span> elements = <text:span text:style-name="T27">new </text:span><text:span text:style-name="T35">Object</text:span>();</text:p>
      <text:p text:style-name="Code_20_2"><text:s text:c="4"/>//instantiate the form view</text:p>
      <text:p text:style-name="Code_20_2"><text:span text:style-name="T28"><text:s text:c="4"/>this</text:span>._contentView = <text:span text:style-name="T27">new </text:span>ZaCertView( <text:span text:style-name="T28">this</text:span>._container, <text:span text:style-name="T28">this</text:span>._app );</text:p>
      <text:p text:style-name="Code_20_2"><text:s text:c="4"/>/* initialize toolbar buttons, this calls </text:p>
      <text:p text:style-name="Code_20_2"><text:s text:c="4"/>* ZaController<text:span text:style-name="T4">.</text:span><text:span text:style-name="T25">prototype</text:span>._initToolbar method which will iterate </text:p>
      <text:p text:style-name="Code_20_2"><text:s text:c="4"/>* through all the methods referenced in</text:p>
      <text:p text:style-name="Code_20_2"><text:s text:c="4"/>* ZaController.initToolbarMethods[”ZaCertViewController”] array */</text:p>
      <text:p text:style-name="Code_20_2"><text:span text:style-name="T28"><text:s text:c="4"/>this</text:span>._initToolbar();</text:p>
      <text:p text:style-name="Code_20_2"><text:span text:style-name="T28"><text:s text:c="4"/>if(this</text:span>._toolbarOperations &amp;&amp; <text:span text:style-name="T28">this</text:span>._toolbarOperations.length) {</text:p>
      <text:p text:style-name="Code_20_2"><text:s text:c="6"/>//instantiate the toolbar</text:p>
      <text:p text:style-name="Code_20_2"><text:span text:style-name="T28"><text:s text:c="6"/>this</text:span>._toolbar = <text:span text:style-name="T27">new </text:span>ZaToolBar(</text:p>
      <text:p text:style-name="Code_20_2"><text:span text:style-name="T28"><text:s text:c="8"/>this</text:span>._container, <text:s text:c="3"/></text:p>
      <text:p text:style-name="Code_20_2"><text:span text:style-name="T28"><text:s text:c="8"/>this</text:span>._toolbarOperations</text:p>
      <text:p text:style-name="Code_20_2"><text:s text:c="6"/>);</text:p>
      <text:p text:style-name="Code_20_2"><text:s text:c="6"/>//add the toolbar to the map</text:p>
      <text:p text:style-name="Code_20_2"><text:s text:c="6"/>elements[ZaAppViewMgr.C_TOOLBAR_TOP] = <text:span text:style-name="T28">this</text:span>._toolbar;</text:p>
      <text:p text:style-name="Code_20_2"><text:s text:c="4"/>}</text:p>
      <text:p text:style-name="Code_20_2"/>
      <text:p text:style-name="Code_20_2"><text:s text:c="4"/>//add the xform view to the map</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1">true</text:span>,</text:p>
      <text:p text:style-name="Code_20_2"><text:s text:c="6"/>tabId: <text:span text:style-name="T28">this</text:span>.getContentViewId(),</text:p>
      <text:p text:style-name="Code_20_2"><text:s text:c="6"/>tab: <text:span text:style-name="T28">this</text:span>.getMainTab()</text:p>
      <text:p text:style-name="Code_20_2"><text:s text:c="4"/>}</text:p>
      <text:p text:style-name="Code_20_2"><text:s text:c="4"/>//call view manager to layout all the elements on the screen<text:tab/> <text:s text:c="4"/></text:p>
      <text:p text:style-name="Code_20_2"><text:span text:style-name="T28"><text:s text:c="4"/>this</text:span>._app.createView(<text:span text:style-name="T28">this</text:span>.getContentViewId(), elements, tabParams);</text:p>
      <text:p text:style-name="Code_20_2"><text:span text:style-name="T28"><text:s text:c="4"/>this</text:span>._UICreated = <text:span text:style-name="T41">true</text:span>;</text:p>
      <text:p text:style-name="Code_20_2"><text:span text:style-name="T28"><text:s text:c="4"/>this</text:span>._app._controllers[<text:span text:style-name="T28">this</text:span>.getContentViewId ()] = this ;</text:p>
      <text:p text:style-name="Code_20_2"><text:s text:c="2"/>} <text:span text:style-name="T28">catch</text:span> (ex) {</text:p>
      <text:p text:style-name="Code_20_2"><text:span text:style-name="T28"><text:s text:c="6"/>this</text:span>._handleException(ex, </text:p>
      <text:p text:style-name="Code_20_2"><text:soft-page-break/><text:s text:c="8"/>“ZaCertViewController<text:span text:style-name="T4">.</text:span><text:span text:style-name="T25">prototype</text:span>._createUI”, </text:p>
      <text:p text:style-name="Code_20_2"><text:span text:style-name="T41"><text:s text:c="8"/>null</text:span>, </text:p>
      <text:p text:style-name="P46"><text:s text:c="8"/>false</text:p>
      <text:p text:style-name="Code_20_2"><text:span text:style-name="T41"><text:s text:c="6"/></text:span>);</text:p>
      <text:p text:style-name="Code_20_2"><text:span text:style-name="T25"><text:s text:c="6"/>return</text:span>;</text:p>
      <text:p text:style-name="P19"><text:s text:c="7"/>}<text:tab/></text:p>
      <text:p text:style-name="Code_20_2">}</text:p>
      <text:p text:style-name="Text_20_body">Following is an example of <text:span text:style-name="Code_20_Char"><text:span text:style-name="T43">_createUI</text:span></text:span> method of a list view controller class in com_zimbra_cert_manager extension. In this example, <text:span text:style-name="T44">_createUI</text:span><text:span text:style-name="T43"> </text:span><text:s/>method creates a toolbar, a popup menu, and a list view.</text:p>
      <text:p text:style-name="Text_20_body_20_indent">Code example</text:p>
      <text:p text:style-name="Code_20_2">ZaCertsServerListController<text:span text:style-name="T4">.</text:span><text:span text:style-name="T25">prototype</text:span>._createUI = <text:span text:style-name="T25">function</text:span> () {</text:p>
      <text:p text:style-name="Code_20_2"><text:span text:style-name="T25"><text:s text:c="2"/>try</text:span> {</text:p>
      <text:p text:style-name="Code_20_2"><text:span text:style-name="T25"><text:s text:c="4"/>var</text:span> elements = <text:span text:style-name="T27">new </text:span><text:span text:style-name="T35">Object</text:span>();</text:p>
      <text:p text:style-name="Code_20_2"><text:span text:style-name="T28"><text:s text:c="4"/>this</text:span>._contentView = <text:span text:style-name="T27">new </text:span>ZaCertsServerListView(<text:span text:style-name="T28">this</text:span>._container);</text:p>
      <text:p text:style-name="Code_20_2"><text:s text:c="2"/>/* this will call ZaController<text:span text:style-name="T4">.</text:span><text:span text:style-name="T25">prototype</text:span>._initToolbar method, which will </text:p>
      <text:p text:style-name="Code_20_2"><text:s text:c="2"/>* iterate through methods referenced in </text:p>
      <text:p text:style-name="Code_20_2"><text:s text:c="2"/>* ZaController.initToolbarMethods[“ZaCertsServerListController”] array */</text:p>
      <text:p text:style-name="Code_20_2"/>
      <text:p text:style-name="Code_20_2"><text:span text:style-name="T28"><text:s text:c="4"/>this</text:span>._initToolbar();</text:p>
      <text:p text:style-name="Code_20_2"><text:span text:style-name="T28"><text:s text:c="4"/>if(this</text:span>._toolbarOperations &amp;&amp; <text:span text:style-name="T28">this</text:span>._toolbarOperations.length) {</text:p>
      <text:p text:style-name="Code_20_2"><text:span text:style-name="T28"><text:s text:c="6"/>this</text:span>._toolbar = <text:span text:style-name="T27">new </text:span>ZaToolBar(</text:p>
      <text:p text:style-name="Code_20_2"><text:span text:style-name="T28"><text:s text:c="8"/>this</text:span>._container, </text:p>
      <text:p text:style-name="Code_20_2"><text:span text:style-name="T28"><text:s text:c="8"/>this</text:span>._toolbarOperations</text:p>
      <text:p text:style-name="Code_20_2"><text:s text:c="6"/>);</text:p>
      <text:p text:style-name="Code_20_2"><text:s text:c="6"/>elements[ZaAppViewMgr.C_TOOLBAR_TOP] = <text:span text:style-name="T28">this</text:span>._toolbar;</text:p>
      <text:p text:style-name="Code_20_2"><text:tab/><text:tab/>}</text:p>
      <text:p text:style-name="Code_20_2">/* this will call ZaController<text:span text:style-name="T4">.</text:span><text:span text:style-name="T25">prototype</text:span>._initPopupMenu method, which will * iterate through methods referenced in </text:p>
      <text:p text:style-name="Code_20_2">* ZaController.initPopupMenuMethods[“ZaCertsServerListController”] array */</text:p>
      <text:p text:style-name="Code_20_2"><text:span text:style-name="T28"><text:s text:c="4"/>this</text:span>._initPopupMenu();</text:p>
      <text:p text:style-name="Code_20_2"><text:span text:style-name="T28"><text:s text:c="4"/>if(this</text:span>._popupOperations &amp;&amp; <text:span text:style-name="T28">this</text:span>._popupOperations.length) {</text:p>
      <text:p text:style-name="Code_20_2"><text:span text:style-name="T28"><text:s text:c="6"/>this</text:span>._actionMenu = </text:p>
      <text:p text:style-name="Code_20_2"><text:span text:style-name="T27"><text:s text:c="8"/>new </text:span>ZaPopupMenu(</text:p>
      <text:p text:style-name="Code_20_2"><text:span text:style-name="T28"><text:s text:c="10"/>this</text:span>._contentView, </text:p>
      <text:p text:style-name="Code_20_2"><text:s text:c="12"/>“ActionMenu”, </text:p>
      <text:p text:style-name="Code_20_2"><text:span text:style-name="T41"><text:s text:c="12"/>null</text:span>, </text:p>
      <text:p text:style-name="Code_20_2"><text:span text:style-name="T28"><text:s text:c="12"/>this</text:span>._popupOperations</text:p>
      <text:p text:style-name="Code_20_2"><text:s text:c="8"/>);</text:p>
      <text:p text:style-name="Code_20_2"><text:s text:c="4"/>}</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1">false</text:span>,</text:p>
      <text:p text:style-name="Code_20_2"><text:s text:c="6"/>tabId: <text:span text:style-name="T28">this</text:span>.getContentViewId(),</text:p>
      <text:p text:style-name="Code_20_2"><text:s text:c="6"/>tab: <text:span text:style-name="T28">this</text:span>.getMainTab()</text:p>
      <text:p text:style-name="Code_20_2"><text:s text:c="4"/>}</text:p>
      <text:p text:style-name="Code_20_2"><text:s text:c="4"/>//call view manager to layout all the elements on the screen</text:p>
      <text:p text:style-name="Code_20_2"><text:span text:style-name="T28"><text:s text:c="4"/>this</text:span>._app.createView(<text:span text:style-name="T28">this</text:span>.getContentViewId(), elements, tabParams);</text:p>
      <text:p text:style-name="Code_20_2"/>
      <text:p text:style-name="Code_20_2"><text:span text:style-name="T28"><text:s text:c="4"/>this</text:span>._contentView.addSelectionListener(</text:p>
      <text:p text:style-name="Code_20_2"><text:span text:style-name="T27"><text:s text:c="6"/>new </text:span>AjxListener(<text:span text:style-name="T28">this</text:span>, <text:span text:style-name="T28">this</text:span>._listSelectionListener)</text:p>
      <text:p text:style-name="Code_20_2"><text:s text:c="4"/>);</text:p>
      <text:p text:style-name="Code_20_2"><text:span text:style-name="T28"><text:s text:c="4"/>this</text:span>._contentView.addActionListener(</text:p>
      <text:p text:style-name="Code_20_2"><text:span text:style-name="T27"><text:s text:c="6"/>new </text:span>AjxListener(<text:span text:style-name="T28">this</text:span>, <text:span text:style-name="T28">this</text:span>._listActionListener)</text:p>
      <text:p text:style-name="Code_20_2"><text:s text:c="4"/>);</text:p>
      <text:p text:style-name="Code_20_2"><text:soft-page-break/><text:span text:style-name="T28"><text:s text:c="4"/>this</text:span>._removeConfirmMessageDialog = </text:p>
      <text:p text:style-name="Code_20_2"><text:span text:style-name="T27"><text:s text:c="6"/>new </text:span>ZaMsgDialog(</text:p>
      <text:p text:style-name="Code_20_2"><text:span text:style-name="T28"><text:s text:c="8"/>this</text:span>._app.getAppCtxt().getShell(), </text:p>
      <text:p text:style-name="Code_20_2"><text:span text:style-name="T41"><text:s text:c="8"/>null</text:span>, </text:p>
      <text:p text:style-name="Code_20_2"><text:s text:c="8"/>[DwtDialog.YES_BUTTON, DwtDialog.NO_BUTTON], </text:p>
      <text:p text:style-name="Code_20_2"><text:span text:style-name="T28"><text:s text:c="8"/>this</text:span>._app</text:p>
      <text:p text:style-name="Code_20_2"><text:s text:c="6"/>);</text:p>
      <text:p text:style-name="P45"><text:s text:c="2"/></text:p>
      <text:p text:style-name="Code_20_2"><text:span text:style-name="T28"><text:s text:c="4"/>this</text:span>._UICreated = <text:span text:style-name="T41">true</text:span>;</text:p>
      <text:p text:style-name="Code_20_2"><text:span text:style-name="T28"><text:s text:c="4"/>this</text:span>._app._controllers[<text:span text:style-name="T28">this</text:span>.getContentViewId ()] = this ;</text:p>
      <text:p text:style-name="Code_20_2"><text:s text:c="2"/>} <text:span text:style-name="T28">catch</text:span> (ex) {</text:p>
      <text:p text:style-name="Code_20_2"><text:span text:style-name="T28"><text:s text:c="6"/>this</text:span>._handleException(</text:p>
      <text:p text:style-name="Code_20_2"><text:s text:c="8"/>ex, </text:p>
      <text:p text:style-name="Code_20_2"><text:s text:c="8"/>“ZaCertsServerListController<text:span text:style-name="T4">.</text:span><text:span text:style-name="T25">prototype</text:span>._createUI”, </text:p>
      <text:p text:style-name="Code_20_2"><text:span text:style-name="T41"><text:s text:c="8"/>null</text:span>, </text:p>
      <text:p text:style-name="P46"><text:s text:c="8"/>false</text:p>
      <text:p text:style-name="Code_20_2"><text:span text:style-name="T41"><text:s text:c="6"/></text:span>);</text:p>
      <text:p text:style-name="Code_20_2"><text:span text:style-name="T25"><text:s text:c="6"/>return</text:span>;</text:p>
      <text:p text:style-name="Code_20_2"><text:s text:c="2"/>}<text:tab/></text:p>
      <text:p text:style-name="P19"><text:s text:c="4"/>} <text:s/></text:p>
      <text:list text:style-name="Outline" text:continue-numbering="true">
        <text:list-item>
          <text:list text:continue-numbering="true">
            <text:list-item>
              <text:list text:continue-numbering="true">
                <text:list-item>
                  <text:h text:style-name="Heading_20_3" text:outline-level="3">show method</text:h>
                </text:list-item>
              </text:list>
            </text:list-item>
          </text:list>
        </text:list-item>
      </text:list>
      <text:p text:style-name="Text_20_body">This method is called to show a view. E.g.: when a user selects “Servers” node in the navigation tree, an instance of <text:span text:style-name="Code_20_Char"><text:span text:style-name="T43">ZaOverviewPanelController</text:span></text:span> will call <text:span text:style-name="Code_20_Char"><text:span text:style-name="T43">ZaServerListController.prorotype.show</text:span></text:span> method. This method’s responsibility is to call <text:span text:style-name="Code_20_Char"><text:span text:style-name="T43">_createUI</text:span></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text:span text:style-name="T43">show</text:span></text:span> method of a list view controller class in com_zimbra_cert_manager extension.</text:p>
      <text:p text:style-name="Code_20_2">Code example</text:p>
      <text:p text:style-name="Code_20_2">/**</text:p>
      <text:p text:style-name="Code_20_2"><text:span text:style-name="T24">* </text:span>@param list {ZaItemList} a list of ZaServer <text:a xlink:type="simple" xlink:href="mailto:%7B@link">{@link</text:a> ZaServer} objects</text:p>
      <text:p text:style-name="Code_20_2">* @param openInNewTab {Boolean} a flag that indicates whether to open the</text:p>
      <text:p text:style-name="Code_20_2">* view in the new tab</text:p>
      <text:p text:style-name="Code_20_2">**/</text:p>
      <text:p text:style-name="Code_20_2">ZaCertsServerListController<text:span text:style-name="T4">.</text:span><text:span text:style-name="T25">prototype</text:span>.show = <text:span text:style-name="T25">function</text:span>(list, openInNewTab) {</text:p>
      <text:p text:style-name="Code_20_2"><text:s text:c="2"/><text:span text:style-name="T28">if</text:span> (!<text:span text:style-name="T28">this</text:span>._UICreated) {</text:p>
      <text:p text:style-name="Code_20_2"><text:s text:c="4"/>//create the UI components</text:p>
      <text:p text:style-name="Code_20_2"><text:span text:style-name="T28"><text:s text:c="4"/>this</text:span>._createUI();</text:p>
      <text:p text:style-name="Code_20_2"><text:s text:c="2"/>} <text:tab/></text:p>
      <text:p text:style-name="Code_20_2"><text:s text:c="2"/></text:p>
      <text:p text:style-name="Code_20_2"><text:s text:c="2"/>//pass the data to the view</text:p>
      <text:p text:style-name="Code_20_2"><text:s text:c="2"/><text:span text:style-name="T28">if</text:span> (list != <text:span text:style-name="T41">null</text:span>)</text:p>
      <text:p text:style-name="Code_20_2"><text:span text:style-name="T28"><text:s text:c="4"/>this</text:span>._contentView.set(list.getVector());</text:p>
      <text:p text:style-name="Code_20_2"><text:s text:c="2"/></text:p>
      <text:p text:style-name="Code_20_2"><text:s text:c="2"/>//tell the view manager to show the view</text:p>
      <text:p text:style-name="Code_20_2"><text:span text:style-name="T28"><text:s text:c="2"/>this</text:span>._app.pushView(<text:span text:style-name="T28">this</text:span>.getContentViewId());</text:p>
      <text:p text:style-name="P45"><text:s text:c="2"/></text:p>
      <text:p text:style-name="Code_20_2"><text:span text:style-name="T28"><text:s text:c="2"/>if</text:span> (list != <text:span text:style-name="T41">null</text:span>)</text:p>
      <text:p text:style-name="Code_20_2"><text:span text:style-name="T28"><text:s text:c="4"/>this</text:span>._list = list;</text:p>
      <text:p text:style-name="Code_20_2"><text:tab/><text:tab/><text:tab/></text:p>
      <text:p text:style-name="Code_20_2"><text:soft-page-break/><text:span text:style-name="T28"><text:s text:c="2"/>this</text:span>.changeActionsState();</text:p>
      <text:p text:style-name="Code_20_2">}</text:p>
      <text:p text:style-name="Code_20_2"/>
      <text:p text:style-name="Text_20_body">In case of form view controller, the first argument is the object to be shown on the form, and the second argument is the id of the tab where the view will be displayed.</text:p>
      <text:p text:style-name="Text_20_body">Following is an example of <text:span text:style-name="Code_20_Char"><text:span text:style-name="T43">show</text:span></text:span> method of a form view controller class in com_zimbra_cert_manager extension.</text:p>
      <text:p text:style-name="Code_20_2"/>
      <text:p text:style-name="P12">Code example</text:p>
      <text:p text:style-name="Code_20_2"/>
      <text:p text:style-name="Code_20_2">ZaCertViewController<text:span text:style-name="T4">.</text:span><text:span text:style-name="T25">prototype</text:span>.show = <text:span text:style-name="T25">function</text:span>(certs, targetServerId) {</text:p>
      <text:p text:style-name="Code_20_2"><text:s text:c="2"/>if (!<text:span text:style-name="T28">this</text:span>._UICreated) {</text:p>
      <text:p text:style-name="Code_20_2"><text:span text:style-name="T28"><text:s text:c="4"/>this</text:span>._createUI();</text:p>
      <text:p text:style-name="Code_20_2"><text:s text:c="2"/>} <text:tab/></text:p>
      <text:p text:style-name="Code_20_2"><text:tab/></text:p>
      <text:p text:style-name="Code_20_2"><text:s text:c="2"/>if (certs != <text:span text:style-name="T41">null</text:span>) {</text:p>
      <text:p text:style-name="Code_20_2"><text:span text:style-name="T28"><text:s text:c="4"/>this</text:span>._contentView.set(certs, targetServerId);</text:p>
      <text:p text:style-name="Code_20_2"><text:s text:c="2"/>}<text:tab/></text:p>
      <text:p text:style-name="Code_20_2"><text:tab/></text:p>
      <text:p text:style-name="Code_20_2"><text:span text:style-name="T28"><text:s text:c="2"/>this</text:span>._app.pushView(<text:span text:style-name="T28">this</text:span>.getContentViewId());</text:p>
      <text:p text:style-name="Code_20_2">}</text:p>
      <text:list text:style-name="Outline" text:continue-numbering="true">
        <text:list-item>
          <text:list text:continue-numbering="true">
            <text:list-item>
              <text:list text:continue-numbering="true">
                <text:list-item>
                  <text:h text:style-name="Heading_20_3" text:outline-level="3">Handling exceptions</text:h>
                </text:list-item>
              </text:list>
            </text:list-item>
          </text:list>
        </text:list-item>
      </text:list>
      <text:p text:style-name="P15">ZaController class has a helper method for handling and reporting exceptions: <text:span text:style-name="T43">ZaController</text:span><text:span text:style-name="T10">.</text:span><text:span text:style-name="T30">prototype</text:span><text:span text:style-name="T43">._handleException method</text:span>. This method allows the caller to display an error message, restart the application and call a function after the application is restarted.The method takes five arguments: </text:p>
      <text:list text:style-name="L1">
        <text:list-item>
          <text:p text:style-name="P52">Exception object </text:p>
        </text:list-item>
        <text:list-item>
          <text:p text:style-name="P52">Name of the function where the exception was caught <text:s/>(String value) or a reference to the function which should be executed after the application is restarted</text:p>
        </text:list-item>
        <text:list-item>
          <text:p text:style-name="P52">Array of arguments for the function that will be executed when the application is restarted</text:p>
        </text:list-item>
        <text:list-item>
          <text:p text:style-name="P52">Boolean flag that indicates whether the application needs to be restarted</text:p>
        </text:list-item>
        <text:list-item>
          <text:p text:style-name="P52">The object to be used as the context of the function to be called after the application is restarted</text:p>
        </text:list-item>
      </text:list>
      <text:p text:style-name="P15">Only the first argument is required, and the rest of the arguments are optional. It is generally not recommended to force the application to restart when an exception is caught. In fact, there is only one place in the code of Zimbra Administration Console that uses TRUE for the fourth argument to <text:span text:style-name="T43">ZaController</text:span><text:span text:style-name="T10">.</text:span><text:span text:style-name="T30">prototype</text:span><text:span text:style-name="T43">._handleException</text:span> call. </text:p>
      <text:p text:style-name="P15">When the fourth argument (boolean flag) is FALSE, _handleException method will show an error dialog with the details of the exception. For well-known exceptions, such as authentication failure, network error, the dialog will have a customized user-friendly message. If the server's stack trace is available for the exception it will be displayed in the error dialog.</text:p>
      <text:list text:style-name="Outline" text:continue-numbering="true">
        <text:list-item>
          <text:list text:continue-numbering="true">
            <text:list-item>
              <text:list text:continue-numbering="true">
                <text:list-item>
                  <text:h text:style-name="Heading_20_3" text:outline-level="3">List view controllers</text:h>
                </text:list-item>
              </text:list>
            </text:list-item>
          </text:list>
        </text:list-item>
      </text:list>
      <text:p text:style-name="Text_20_body">As the title suggests, list view controllers control list views. The responsibilities of a list view controller are:</text:p>
      <text:list text:style-name="WW8Num8">
        <text:list-item text:start-value="1">
          <text:list>
            <text:list-item text:start-value="1">
              <text:p text:style-name="P57"><text:soft-page-break/>instantiate and initialize the elements: toolbar, popup menu, list view</text:p>
            </text:list-item>
            <text:list-item>
              <text:p text:style-name="P57">capture and dispatch user-generated events: button click in the toolbar, element selection in the list view, element selection in the popup menu, and double click in the list view</text:p>
            </text:list-item>
            <text:list-item>
              <text:p text:style-name="P57">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57">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44">ZaListViewController</text:span> which inherits from <text:span text:style-name="T44">ZaController</text:span> class. <text:span text:style-name="T44">ZaListViewController</text:span> holds some additional method maps and provides default implementations for methods commonly used by list view controllers. </text:p>
      <text:list text:style-name="Outline" text:continue-numbering="true">
        <text:list-item>
          <text:list text:continue-numbering="true">
            <text:list-item>
              <text:list text:continue-numbering="true">
                <text:list-item>
                  <text:h text:style-name="Heading_20_3" text:outline-level="3">Form view controllers</text:h>
                </text:list-item>
              </text:list>
            </text:list-item>
          </text:list>
        </text:list-item>
      </text:list>
      <text:p text:style-name="Text_20_body">Form view controllers control XForm views. The responsibilities of a form view controller are:</text:p>
      <text:list text:style-name="WW8Num5">
        <text:list-item>
          <text:p text:style-name="P61">instantiate and initialize the elements: toolbar and form view</text:p>
        </text:list-item>
        <text:list-item>
          <text:p text:style-name="P61">cache the data instance and pass it on to the form view</text:p>
        </text:list-item>
        <text:list-item>
          <text:p text:style-name="P61">capture and dispatch button clicks in the toolbar </text:p>
        </text:list-item>
        <text:list-item>
          <text:p text:style-name="P61">control the state of buttons in the toolbar. E.g.: enable “save” button if the user changes anything on the form</text:p>
        </text:list-item>
        <text:list-item>
          <text:p text:style-name="P61">determine what data is modified and what data is unchanged, and call ZaItem.modify method to submit the changes to server</text:p>
        </text:list-item>
      </text:list>
      <text:list text:style-name="Outline" text:continue-numbering="true">
        <text:list-item>
          <text:list text:continue-numbering="true">
            <text:list-item>
              <text:list text:continue-numbering="true">
                <text:list-item>
                  <text:h text:style-name="Heading_20_3" text:outline-level="3">Main application controller</text:h>
                </text:list-item>
              </text:list>
            </text:list-item>
          </text:list>
        </text:list-item>
      </text:list>
      <text:p text:style-name="Text_20_body">The main application controller is implemented by <text:span text:style-name="T44">ZaApp</text:span> class. The only thing you really need to know about <text:span text:style-name="T44">ZaApp</text:span> is that it holds references to the instances of all other controllers and provides several utility methods.</text:p>
      <text:list text:style-name="Outline" text:continue-numbering="true">
        <text:list-item>
          <text:list text:continue-numbering="true">
            <text:list-item>
              <text:list text:continue-numbering="true">
                <text:list-item>
                  <text:h text:style-name="Heading_20_3" text:outline-level="3">Overview panel controller</text:h>
                </text:list-item>
              </text:list>
            </text:list-item>
          </text:list>
        </text:list-item>
      </text:list>
      <text:p text:style-name="Text_20_body">ZaOverviewPanelController instantiates ZaOverviewPanel class, creates nodes in the navigation panel and handles selection of the nodes. </text:p>
      <text:list text:style-name="Outline" text:continue-numbering="true">
        <text:list-item>
          <text:list text:continue-numbering="true">
            <text:list-item>
              <text:h text:style-name="Heading_20_2" text:outline-level="2">Message dialogs</text:h>
            </text:list-item>
          </text:list>
        </text:list-item>
      </text:list>
      <text:p text:style-name="Text_20_body">Zimbra administration console uses message dialogs to show messages and prompt the user with Yes/No questions.</text:p>
      <text:list text:style-name="Outline" text:continue-numbering="true">
        <text:list-item>
          <text:list text:continue-numbering="true">
            <text:list-item>
              <text:h text:style-name="Heading_20_2" text:outline-level="2"><text:soft-page-break/>XForm Dialogs</text:h>
            </text:list-item>
          </text:list>
        </text:list-item>
      </text:list>
      <text:p text:style-name="Text_20_body">XForm dialogs are similar to message dalogs. The only difference is that an XForm dialog uses XForm’s framework to draw the contents of the dialog.</text:p>
      <text:list text:style-name="Outline" text:continue-numbering="true">
        <text:list-item>
          <text:list text:continue-numbering="true">
            <text:list-item>
              <text:h text:style-name="Heading_20_2" text:outline-level="2">Wizard Dialogs</text:h>
            </text:list-item>
          </text:list>
        </text:list-item>
      </text:list>
      <text:p text:style-name="Text_20_body">Wizard dialog is a form of XForm dialog. In addition to functionality provided by an XForm dialog, a Wizard dialog also provides methods for navigating a step-by-step wizard.</text:p>
      <text:list text:style-name="Outline" text:continue-numbering="true">
        <text:list-item>
          <text:list text:continue-numbering="true">
            <text:list-item>
              <text:h text:style-name="Heading_20_2" text:outline-level="2">Application tabs</text:h>
            </text:list-item>
          </text:list>
        </text:list-item>
      </text:list>
      <text:p text:style-name="Text_20_body">Starting with version 5.0, Zimbra Administration Console facilitates an application tab infrastructure to allow opening views in a separate tab. Each tab has a view and controller instance associated with it. These instances are identified by an internal unique ID. When the tab is closed, associated view, data and controller instances are destroyed. There is a main tab which can't be closed and always holds the view of the first level tree items in the overview panel. <text:line-break/><text:line-break/>Here are the examples to create the views in the controllers. This is the same code that you have seen previously in section <text:a xlink:type="simple" xlink:href="#3.4.3._createUI method|outline">#3.4.3._createUI method.</text:a> </text:p>
      <text:p text:style-name="Code_20_2"><text:line-break/>1. To create a view in the main tab: <text:line-break/><text:span text:style-name="T25">var</text:span> tabParams = { <text:line-break/><text:tab/>openInNewTab: <text:span text:style-name="T41">false</text:span>, <text:line-break/><text:tab/>tabId: <text:span text:style-name="T28">this</text:span>.getContentViewId(), <text:line-break/><text:tab/>tab: <text:span text:style-name="T28">this</text:span>.getMainTab() <text:line-break/>} <text:line-break/><text:span text:style-name="T28">this</text:span>._app.createView(<text:span text:style-name="T28">this</text:span>.getContentViewId(), elements, tabParams) ; <text:line-break/></text:p>
      <text:p text:style-name="Text_20_body"><text:line-break/>2. To create a view in the new tab: </text:p>
      <text:p text:style-name="Code_20_2"><text:line-break/><text:span text:style-name="T25">var</text:span> tabParams = { <text:line-break/><text:tab/>openInNewTab: <text:span text:style-name="T41">true</text:span>, <text:line-break/><text:tab/>tabId: <text:span text:style-name="T28">this</text:span>.getContentViewId() <text:line-break/>} <text:line-break/><text:span text:style-name="T28">this</text:span>._app.createView(this.getContentViewId(), elements, tabParams) ; </text:p>
      <text:p text:style-name="Text_20_body"><text:line-break/>We suggest creating list views or the first level tree item views in the main tab and other item views in the new tab. <text:line-break/><text:line-break/></text:p>
      <text:list text:style-name="Outline" text:continue-numbering="true">
        <text:list-item>
          <text:h text:style-name="Heading_20_1" text:outline-level="1">Application Skins</text:h>
        </text:list-item>
      </text:list>
      <text:p text:style-name="Text_20_body_20_indent">TBD</text:p>
      <text:list text:style-name="Outline" text:continue-numbering="true">
        <text:list-header>
          <text:h text:style-name="Heading_20_1" text:outline-level="1" text:is-list-header="true"/>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2"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2"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 UI Framework Guide</text:chapter></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text:p>
      </style:header>
      <style:footer>
        <text:p text:style-name="Footer">Administration Console Framework Guide<text:tab/><text:tab/><text:page-number text:select-page="current"/></text:p>
      </style:footer>
    </style:master-page>
    <style:master-page style:name="Sinistra" style:page-layout-name="pm1" style:next-style-name="Destra">
      <style:header>
        <text:p text:style-name="Header"><text:chapter text:display="name" text:outline-level="1"/><text:tab/><text:tab/>Version 1</text:p>
      </style:header>
      <style:footer>
        <text:p text:style-name="Footer"><text:page-number text:select-page="current"/><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dministration Console Framework Guide</dc:title>
    <meta:initial-creator>Greg Solovyev</meta:initial-creator>
    <meta:creation-date>2007-11-19T14:55:28</meta:creation-date>
    <dc:creator>Greg Solovyev</dc:creator>
    <dc:date>2007-11-26T18:45:20</dc:date>
    <meta:editing-cycles>838</meta:editing-cycles>
    <meta:editing-duration>PT13H26M26S</meta:editing-duration>
    <meta:user-defined meta:name="Info 1"/>
    <meta:user-defined meta:name="Info 2"/>
    <meta:user-defined meta:name="Info 3"/>
    <meta:user-defined meta:name="Info 4"/>
    <meta:document-statistic meta:table-count="0" meta:image-count="0" meta:object-count="0" meta:page-count="22" meta:paragraph-count="636" meta:word-count="5471" meta:character-count="40640"/>
  </office:meta>
</office:document-meta>
</file>